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outline1">
      <style:graphic-properties fo:min-height="2.676cm"/>
    </style:style>
    <style:style style:name="pr8" style:family="presentation" style:parent-style-name="TWU_20_Slide-outline1">
      <style:graphic-properties fo:min-height="1.628cm"/>
    </style:style>
    <style:style style:name="pr9" style:family="presentation" style:parent-style-name="TWU_20_Slide-notes">
      <style:graphic-properties draw:fill-color="#ffffff" fo:min-height="12.572cm"/>
    </style:style>
    <style:style style:name="pr10" style:family="presentation" style:parent-style-name="TWU_20_Slide-title">
      <style:graphic-properties draw:auto-grow-height="true" fo:min-height="1.808cm"/>
    </style:style>
    <style:style style:name="pr11" style:family="presentation" style:parent-style-name="TWU_20_Slide-outline1">
      <style:graphic-properties draw:auto-grow-height="true" fo:min-height="2.041cm"/>
    </style:style>
    <style:style style:name="pr12" style:family="presentation" style:parent-style-name="TWU_20_Slide-outline1">
      <style:graphic-properties fo:min-height="15.5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23ff23" style:font-name="Lucida Sans4" fo:font-size="18pt" fo:font-weight="bold" style:font-weight-asian="bold" style:font-weight-complex="bold"/>
    </style:style>
    <style:style style:name="P6" style:family="paragraph">
      <style:paragraph-properties fo:text-align="center"/>
      <style:text-properties fo:color="#ffff00" style:font-name="Lucida Sans4" fo:font-size="18pt" fo:font-weight="bold" style:font-weight-asian="bold" style:font-weight-complex="bold"/>
    </style:style>
    <style:style style:name="P7" style:family="paragraph">
      <style:paragraph-properties fo:text-align="center"/>
      <style:text-properties fo:color="#23ff23" style:font-name="Lucida Sans4"/>
    </style:style>
    <style:style style:name="P8" style:family="paragraph">
      <style:paragraph-properties fo:text-align="center"/>
      <style:text-properties fo:color="#004586" style:font-name="Lucida Sans4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23ff23" style:font-name="Lucida Sans4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23ff23" style:font-name="Lucida Sans4" fo:font-size="14pt" style:font-size-asian="14pt" style:font-size-complex="14pt"/>
    </style:style>
    <style:style style:name="P11" style:family="paragraph">
      <style:text-properties fo:color="#ffffff" style:font-name="Lucida Sans4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0% 100%" fo:font-size="24pt" style:font-size-asian="26pt" style:font-size-complex="26pt"/>
    </style:style>
    <style:style style:name="T2" style:family="text">
      <style:text-properties fo:color="#23ff23" style:text-position="0% 100%" fo:font-size="24pt" style:font-size-asian="26pt" style:font-size-complex="26pt"/>
    </style:style>
    <style:style style:name="T3" style:family="text">
      <style:text-properties fo:color="#ffcc99" style:text-position="0% 100%" fo:font-size="24pt" style:font-size-asian="26pt" style:font-size-complex="26pt"/>
    </style:style>
    <style:style style:name="T4" style:family="text">
      <style:text-properties fo:color="#ffff00" style:text-position="0% 100%" fo:font-size="24pt" style:font-size-asian="26pt" style:font-size-complex="26pt"/>
    </style:style>
    <style:style style:name="T5" style:family="text">
      <style:text-properties fo:color="#ff9966" style:text-position="0% 100%" fo:font-size="16pt" fo:font-weight="bold" style:font-size-asian="18pt" style:font-weight-asian="bold" style:font-size-complex="18pt" style:font-weight-complex="bold"/>
    </style:style>
    <style:style style:name="T6" style:family="text">
      <style:text-properties fo:color="#ff9966" fo:font-size="16pt" fo:font-weight="bold" style:font-size-asian="18pt" style:font-weight-asian="bold" style:font-size-complex="18pt" style:font-weight-complex="bold"/>
    </style:style>
    <style:style style:name="T7" style:family="text">
      <style:text-properties fo:color="#ff9966" style:text-position="0% 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text-position="0% 100%" fo:font-size="24pt" style:font-size-asian="26pt" style:font-size-complex="26pt"/>
    </style:style>
    <style:style style:name="T9" style:family="text">
      <style:text-properties fo:color="#23ff23" style:font-name="Lucida Sans4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00" style:font-name="Lucida Sans4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4586" style:font-name="Lucida Sans4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23ff23" style:font-name="Lucida Sans4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ffff" style:font-name="Lucida Sans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quiz 3</presentation:footer-decl>
      <presentation:footer-decl presentation:name="ftr2">CMPTxxxx</presentation:footer-decl>
      <presentation:date-time-decl presentation:name="dtd1" presentation:source="fixed">26 Nov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Quiz 3 (ch10, 12, 15, 16)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6 Nov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3: 30pts</text:p>
          </draw:text-box>
        </draw:frame>
        <draw:frame presentation:style-name="pr5" draw:layer="layout" svg:width="25.958cm" svg:height="16.85cm" svg:x="1.072cm" svg:y="3.039cm" presentation:class="outline" presentation:user-transformed="true">
          <draw:text-box>
            <text:list text:style-name="L2">
              <text:list-item>
                <text:p><text:span text:style-name="T1">Let “</text:span><text:span text:style-name="T2">+X</text:span><text:span text:style-name="T1">” = </text:span><text:span text:style-name="T3">Insert</text:span><text:span text:style-name="T1">(X) and “</text:span><text:span text:style-name="T2">-X</text:span><text:span text:style-name="T1">” = </text:span><text:span text:style-name="T3">Delete</text:span><text:span text:style-name="T1">(X) in a </text:span><text:span text:style-name="T4">BST</text:span><text:span text:style-name="T1">.</text:span></text:p>
                <text:list>
                  <text:list-item>
                    <text:p><text:span text:style-name="T5">[6]</text:span><text:span text:style-name="T1"> </text:span><text:span text:style-name="T4">Demonstrate</text:span><text:span text:style-name="T1"> the following sequence of operations:</text:span><text:span text:style-name="T1"><text:line-break/></text:span><text:span text:style-name="T2">+F +C +B +E +D +K -C +G +H -F</text:span></text:p>
                  </text:list-item>
                  <text:list-item>
                    <text:p><text:span text:style-name="T6">[3]</text:span><text:span text:style-name="T1"> Print a</text:span><text:span text:style-name="T4"> preorder</text:span><text:span text:style-name="T1"> traversal of the resulting BST</text:span></text:p>
                  </text:list-item>
                </text:list>
              </text:list-item>
              <text:list-item>
                <text:p><text:span text:style-name="T7">[5]</text:span><text:span text:style-name="T1"> In your own words, what is </text:span><text:span text:style-name="T4">dynamic programming</text:span><text:span text:style-name="T1">?</text:span><text:span text:style-name="T1"><text:line-break/></text:span><text:span text:style-name="T1">Why is it </text:span><text:span text:style-name="T4">cool</text:span><text:span text:style-name="T1">? What does </text:span><text:span text:style-name="T4">optimal substructure</text:span><text:span text:style-name="T1"> mean?</text:span></text:p>
              </text:list-item>
              <text:list-item>
                <text:p><text:span text:style-name="T1">Given the following symbols and </text:span><text:span text:style-name="T4">frequencies</text:span><text:span text:style-name="T1">:</text:span><text:span text:style-name="T1"><text:line-break/></text:span><text:span text:style-name="T1">A:</text:span><text:span text:style-name="T2">16</text:span><text:span text:style-name="T1">, B:</text:span><text:span text:style-name="T2">4</text:span><text:span text:style-name="T1">, C:</text:span><text:span text:style-name="T2">6</text:span><text:span text:style-name="T1">, D:</text:span><text:span text:style-name="T2">8</text:span><text:span text:style-name="T1">, E:</text:span><text:span text:style-name="T2">26</text:span><text:span text:style-name="T1">, F:</text:span><text:span text:style-name="T2">4</text:span><text:span text:style-name="T1">, G:</text:span><text:span text:style-name="T2">5</text:span><text:span text:style-name="T1">, H:</text:span><text:span text:style-name="T2">14</text:span><text:span text:style-name="T1">, I:</text:span><text:span text:style-name="T2">14</text:span><text:span text:style-name="T8">, J:</text:span><text:span text:style-name="T2">1</text:span><text:span text:style-name="T8">, K:</text:span><text:span text:style-name="T2">2</text:span></text:p>
                <text:list>
                  <text:list-item>
                    <text:p><text:span text:style-name="T5">[8]</text:span><text:span text:style-name="T1"> Build the </text:span><text:span text:style-name="T4">Huffman</text:span><text:span text:style-name="T1"> binary encoding tree</text:span></text:p>
                  </text:list-item>
                  <text:list-item>
                    <text:p><text:span text:style-name="T6">[2]</text:span><text:span text:style-name="T1"> </text:span><text:span text:style-name="T4">Encode</text:span><text:span text:style-name="T1"> the string </text:span><text:span text:style-name="T2">HEADACHE</text:span></text:p>
                  </text:list-item>
                  <text:list-item>
                    <text:p><text:span text:style-name="T5">[2]</text:span><text:span text:style-name="T1"> </text:span><text:span text:style-name="T4">Decode</text:span><text:span text:style-name="T1">: </text:span><text:span text:style-name="T2">1000 1011 1111 0100 0111 0010 01</text:span></text:p>
                  </text:list-item>
                  <text:list-item>
                    <text:p><text:span text:style-name="T5">[4]</text:span><text:span text:style-name="T1"> On a </text:span><text:span text:style-name="T2">1000</text:span><text:span text:style-name="T1">-symbol text with symbols/freqs as above, what is the </text:span><text:span text:style-name="T4">compression ratio</text:span><text:span text:style-name="T1"> of the Huffman coding versus a fixed-length binary encoding?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3: solutions #1</text:p>
          </draw:text-box>
        </draw:frame>
        <draw:frame presentation:style-name="pr7" draw:layer="layout" svg:width="25.958cm" svg:height="2.67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[6]</text:span><text:span text:style-name="T1"> </text:span><text:span text:style-name="T4">Demonstrate</text:span><text:span text:style-name="T1"> the following sequence of operations:</text:span><text:span text:style-name="T1"><text:line-break/></text:span><text:span text:style-name="T2">+F +C +B +E +D +K -C +G +H -F</text:span></text:p>
                  </text:list-item>
                </text:list>
              </text:list-item>
            </text:list>
          </draw:text-box>
        </draw:frame>
        <draw:frame presentation:style-name="pr8" draw:layer="layout" svg:width="25.958cm" svg:height="1.628cm" svg:x="1.072cm" svg:y="17.14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[3]</text:span><text:span text:style-name="T1"> Print a</text:span><text:span text:style-name="T4"> preorder</text:span><text:span text:style-name="T1"> traversal: </text:span><text:span text:style-name="T2">G D B E K H</text:span></text:p>
                  </text:list-item>
                </text:list>
              </text:list-item>
            </text:list>
          </draw:text-box>
        </draw:frame>
        <draw:custom-shape draw:style-name="gr2" draw:text-style-name="P5" xml:id="id1" draw:id="id1" draw:layer="layout" svg:width="2.005cm" svg:height="1.002cm" svg:x="5.347cm" svg:y="5.715cm">
          <text:p text:style-name="P4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2.005cm" svg:height="1.002cm" svg:x="2.696cm" svg:y="6.965cm">
          <text:p text:style-name="P4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2.005cm" svg:height="1.002cm" svg:x="0.697cm" svg:y="8.323cm">
          <text:p text:style-name="P4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5" draw:id="id5" draw:layer="layout" svg:width="2.005cm" svg:height="1.002cm" svg:x="3.398cm" svg:y="9.615cm">
          <text:p text:style-name="P4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2.005cm" svg:height="1.002cm" svg:x="4.898cm" svg:y="8.323cm">
          <text:p text:style-name="P4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6" draw:id="id6" draw:layer="layout" svg:width="2.005cm" svg:height="1.002cm" svg:x="7.397cm" svg:y="6.965cm">
          <text:p text:style-name="P4"><text:span text:style-name="T9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5.64cm" svg:y1="6.571cm" svg:x2="4.408cm" svg:y2="7.111cm" draw:start-shape="id1" draw:start-glue-point="7" draw:end-shape="id2" draw:end-glue-point="11" svg:d="m5640 6571-1232 540" svg:viewBox="0 0 1233 541">
          <text:p/>
        </draw:connector>
        <draw:connector draw:style-name="gr3" draw:text-style-name="P7" draw:layer="layout" draw:type="line" svg:x1="2.989cm" svg:y1="7.821cm" svg:x2="2.409cm" svg:y2="8.469cm" draw:start-shape="id2" draw:start-glue-point="7" draw:end-shape="id3" draw:end-glue-point="11" svg:d="m2989 7821-580 648" svg:viewBox="0 0 581 649">
          <text:p/>
        </draw:connector>
        <draw:connector draw:style-name="gr3" draw:text-style-name="P7" draw:layer="layout" draw:type="line" svg:x1="4.408cm" svg:y1="7.821cm" svg:x2="5.191cm" svg:y2="8.469cm" draw:start-shape="id2" draw:start-glue-point="9" draw:end-shape="id4" draw:end-glue-point="5" svg:d="m4408 7821 783 648" svg:viewBox="0 0 784 649">
          <text:p/>
        </draw:connector>
        <draw:connector draw:style-name="gr3" draw:text-style-name="P7" draw:layer="layout" draw:type="line" svg:x1="5.11cm" svg:y1="9.761cm" svg:x2="5.191cm" svg:y2="9.179cm" draw:start-shape="id5" draw:start-glue-point="11" draw:end-shape="id4" draw:end-glue-point="7" svg:d="m5110 9761 81-582" svg:viewBox="0 0 82 583">
          <text:p/>
        </draw:connector>
        <draw:connector draw:style-name="gr3" draw:text-style-name="P7" draw:layer="layout" draw:type="line" svg:x1="7.059cm" svg:y1="6.571cm" svg:x2="7.69cm" svg:y2="7.111cm" draw:start-shape="id1" draw:start-glue-point="9" draw:end-shape="id6" draw:end-glue-point="5" svg:d="m7059 6571 631 540" svg:viewBox="0 0 632 541">
          <text:p/>
        </draw:connector>
        <draw:custom-shape draw:style-name="gr2" draw:text-style-name="P5" xml:id="id7" draw:id="id7" draw:layer="layout" svg:width="2.005cm" svg:height="1.002cm" svg:x="14.848cm" svg:y="5.715cm">
          <text:p text:style-name="P4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" draw:id="id8" draw:layer="layout" svg:width="2.005cm" svg:height="1.002cm" svg:x="12.997cm" svg:y="6.965cm">
          <text:p text:style-name="P4"><text:span text:style-name="T1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9" draw:id="id9" draw:layer="layout" svg:width="2.005cm" svg:height="1.002cm" svg:x="11.398cm" svg:y="8.423cm">
          <text:p text:style-name="P4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0" draw:id="id10" draw:layer="layout" svg:width="2.005cm" svg:height="1.002cm" svg:x="14.699cm" svg:y="8.423cm">
          <text:p text:style-name="P4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1" draw:id="id11" draw:layer="layout" svg:width="2.005cm" svg:height="1.002cm" svg:x="16.798cm" svg:y="6.965cm">
          <text:p text:style-name="P4"><text:span text:style-name="T9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15.141cm" svg:y1="6.571cm" svg:x2="14.709cm" svg:y2="7.111cm" draw:start-shape="id7" draw:start-glue-point="7" draw:end-shape="id8" draw:end-glue-point="11" svg:d="m15141 6571-432 540" svg:viewBox="0 0 433 541">
          <text:p/>
        </draw:connector>
        <draw:connector draw:style-name="gr3" draw:text-style-name="P7" draw:layer="layout" draw:type="line" svg:x1="13.29cm" svg:y1="7.821cm" svg:x2="13.11cm" svg:y2="8.569cm" draw:start-shape="id8" draw:start-glue-point="7" draw:end-shape="id9" draw:end-glue-point="11" svg:d="m13290 7821-180 748" svg:viewBox="0 0 181 749">
          <text:p/>
        </draw:connector>
        <draw:connector draw:style-name="gr3" draw:text-style-name="P7" draw:layer="layout" draw:type="line" svg:x1="14.709cm" svg:y1="7.821cm" svg:x2="14.992cm" svg:y2="8.569cm" draw:start-shape="id8" draw:start-glue-point="9" draw:end-shape="id10" draw:end-glue-point="5" svg:d="m14709 7821 283 748" svg:viewBox="0 0 284 749">
          <text:p/>
        </draw:connector>
        <draw:connector draw:style-name="gr3" draw:text-style-name="P7" draw:layer="layout" draw:type="line" svg:x1="16.56cm" svg:y1="6.571cm" svg:x2="17.091cm" svg:y2="7.111cm" draw:start-shape="id7" draw:start-glue-point="9" draw:end-shape="id11" draw:end-glue-point="5" svg:d="m16560 6571 531 540" svg:viewBox="0 0 532 541">
          <text:p/>
        </draw:connector>
        <draw:custom-shape draw:style-name="gr4" draw:text-style-name="P8" draw:layer="layout" svg:width="2.04cm" svg:height="2.04cm" svg:x="10.075cm" svg:y="6.315cm">
          <text:p text:style-name="P4"><text:span text:style-name="T11">-C</text:span></text:p>
          <draw:enhanced-geometry svg:viewBox="0 0 21600 21600" draw:text-areas="0 ?f0 ?f5 ?f2" draw:type="right-arrow" draw:modifiers="12487.3671782763 5134.356552538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xml:id="id12" draw:id="id12" draw:layer="layout" svg:width="2.005cm" svg:height="1.002cm" svg:x="9.434cm" svg:y="11.395cm">
          <text:p text:style-name="P4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3" draw:id="id13" draw:layer="layout" svg:width="2.005cm" svg:height="1.002cm" svg:x="6.783cm" svg:y="12.645cm">
          <text:p text:style-name="P4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4" draw:id="id14" draw:layer="layout" svg:width="2.005cm" svg:height="1.002cm" svg:x="5.084cm" svg:y="13.959cm">
          <text:p text:style-name="P4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5" draw:id="id15" draw:layer="layout" svg:width="2.005cm" svg:height="1.002cm" svg:x="12.484cm" svg:y="12.645cm">
          <text:p text:style-name="P4"><text:span text:style-name="T9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9.727cm" svg:y1="12.251cm" svg:x2="8.495cm" svg:y2="12.791cm" draw:start-shape="id12" draw:start-glue-point="7" draw:end-shape="id13" draw:end-glue-point="11" svg:d="m9727 12251-1232 540" svg:viewBox="0 0 1233 541">
          <text:p/>
        </draw:connector>
        <draw:connector draw:style-name="gr3" draw:text-style-name="P7" draw:layer="layout" draw:type="line" svg:x1="7.076cm" svg:y1="13.501cm" svg:x2="6.796cm" svg:y2="14.105cm" draw:start-shape="id13" draw:start-glue-point="7" draw:end-shape="id14" draw:end-glue-point="11" svg:d="m7076 13501-280 604" svg:viewBox="0 0 281 605">
          <text:p/>
        </draw:connector>
        <draw:connector draw:style-name="gr3" draw:text-style-name="P7" draw:layer="layout" draw:type="line" svg:x1="11.146cm" svg:y1="12.251cm" svg:x2="12.777cm" svg:y2="12.791cm" draw:start-shape="id12" draw:start-glue-point="9" draw:end-shape="id15" draw:end-glue-point="5" svg:d="m11146 12251 1631 540" svg:viewBox="0 0 1632 541">
          <text:p/>
        </draw:connector>
        <draw:custom-shape draw:style-name="gr4" draw:text-style-name="P8" draw:layer="layout" svg:width="2.54cm" svg:height="2.04cm" svg:x="2.435cm" svg:y="11.995cm">
          <text:p text:style-name="P4"><text:span text:style-name="T11">+GH</text:span></text:p>
          <draw:enhanced-geometry svg:viewBox="0 0 21600 21600" draw:text-areas="0 ?f0 ?f5 ?f2" draw:type="right-arrow" draw:modifiers="12487.3671782763 5134.356552538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xml:id="id16" draw:id="id16" draw:layer="layout" svg:width="2.005cm" svg:height="1.002cm" svg:x="8.415cm" svg:y="13.959cm">
          <text:p text:style-name="P4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8.495cm" svg:y1="13.501cm" svg:x2="8.708cm" svg:y2="14.105cm" draw:start-shape="id13" draw:start-glue-point="9" draw:end-shape="id16" draw:end-glue-point="5" svg:d="m8495 13501 213 604" svg:viewBox="0 0 214 605">
          <text:p/>
        </draw:connector>
        <draw:custom-shape draw:style-name="gr2" draw:text-style-name="P5" xml:id="id17" draw:id="id17" draw:layer="layout" svg:width="2.005cm" svg:height="1.002cm" svg:x="10.62cm" svg:y="13.959cm">
          <text:p text:style-name="P4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8" draw:id="id18" draw:layer="layout" svg:width="2.005cm" svg:height="1.002cm" svg:x="12.252cm" svg:y="15.273cm">
          <text:p text:style-name="P4"><text:span text:style-name="T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12.332cm" svg:y1="14.815cm" svg:x2="12.545cm" svg:y2="15.419cm" draw:start-shape="id17" draw:start-glue-point="9" draw:end-shape="id18" draw:end-glue-point="5" svg:d="m12332 14815 213 604" svg:viewBox="0 0 214 605">
          <text:p/>
        </draw:connector>
        <draw:connector draw:style-name="gr3" draw:text-style-name="P7" draw:layer="layout" draw:type="line" svg:x1="12.777cm" svg:y1="13.501cm" svg:x2="12.332cm" svg:y2="14.105cm" draw:start-shape="id15" draw:start-glue-point="7" draw:end-shape="id17" draw:end-glue-point="11" svg:d="m12777 13501-445 604" svg:viewBox="0 0 446 605">
          <text:p/>
        </draw:connector>
        <draw:custom-shape draw:style-name="gr4" draw:text-style-name="P8" draw:layer="layout" svg:width="2.04cm" svg:height="2.04cm" svg:x="15.2cm" svg:y="11.895cm">
          <text:p text:style-name="P4"><text:span text:style-name="T11">-F</text:span></text:p>
          <draw:enhanced-geometry svg:viewBox="0 0 21600 21600" draw:text-areas="0 ?f0 ?f5 ?f2" draw:type="right-arrow" draw:modifiers="12487.3671782763 5134.356552538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xml:id="id19" draw:id="id19" draw:layer="layout" svg:width="2.005cm" svg:height="1.002cm" svg:x="21.615cm" svg:y="11.395cm">
          <text:p text:style-name="P4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0" draw:id="id20" draw:layer="layout" svg:width="2.005cm" svg:height="1.002cm" svg:x="18.964cm" svg:y="12.645cm">
          <text:p text:style-name="P4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1" draw:id="id21" draw:layer="layout" svg:width="2.005cm" svg:height="1.002cm" svg:x="17.265cm" svg:y="13.959cm">
          <text:p text:style-name="P4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2" draw:id="id22" draw:layer="layout" svg:width="2.005cm" svg:height="1.002cm" svg:x="24.665cm" svg:y="12.645cm">
          <text:p text:style-name="P4"><text:span text:style-name="T9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1.908cm" svg:y1="12.251cm" svg:x2="20.676cm" svg:y2="12.791cm" draw:start-shape="id19" draw:start-glue-point="7" draw:end-shape="id20" draw:end-glue-point="11" svg:d="m21908 12251-1232 540" svg:viewBox="0 0 1233 541">
          <text:p/>
        </draw:connector>
        <draw:connector draw:style-name="gr3" draw:text-style-name="P7" draw:layer="layout" draw:type="line" svg:x1="19.257cm" svg:y1="13.501cm" svg:x2="18.977cm" svg:y2="14.105cm" draw:start-shape="id20" draw:start-glue-point="7" draw:end-shape="id21" draw:end-glue-point="11" svg:d="m19257 13501-280 604" svg:viewBox="0 0 281 605">
          <text:p/>
        </draw:connector>
        <draw:connector draw:style-name="gr3" draw:text-style-name="P7" draw:layer="layout" draw:type="line" svg:x1="23.327cm" svg:y1="12.251cm" svg:x2="24.958cm" svg:y2="12.791cm" draw:start-shape="id19" draw:start-glue-point="9" draw:end-shape="id22" draw:end-glue-point="5" svg:d="m23327 12251 1631 540" svg:viewBox="0 0 1632 541">
          <text:p/>
        </draw:connector>
        <draw:custom-shape draw:style-name="gr2" draw:text-style-name="P5" xml:id="id23" draw:id="id23" draw:layer="layout" svg:width="2.005cm" svg:height="1.002cm" svg:x="20.596cm" svg:y="13.959cm">
          <text:p text:style-name="P4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0.676cm" svg:y1="13.501cm" svg:x2="20.889cm" svg:y2="14.105cm" draw:start-shape="id20" draw:start-glue-point="9" draw:end-shape="id23" draw:end-glue-point="5" svg:d="m20676 13501 213 604" svg:viewBox="0 0 214 605">
          <text:p/>
        </draw:connector>
        <draw:custom-shape draw:style-name="gr2" draw:text-style-name="P5" xml:id="id24" draw:id="id24" draw:layer="layout" svg:width="2.005cm" svg:height="1.002cm" svg:x="22.801cm" svg:y="13.959cm">
          <text:p text:style-name="P4"><text:span text:style-name="T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4.958cm" svg:y1="13.501cm" svg:x2="24.513cm" svg:y2="14.105cm" draw:start-shape="id22" draw:start-glue-point="7" draw:end-shape="id24" draw:end-glue-point="11" svg:d="m24958 13501-445 604" svg:viewBox="0 0 446 605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3: solutions #2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7">[5]</text:span><text:span text:style-name="T1"> In your own words, what is </text:span><text:span text:style-name="T4">dynamic programming</text:span><text:span text:style-name="T1">?</text:span><text:span text:style-name="T1"><text:line-break/></text:span><text:span text:style-name="T1">Why is it </text:span><text:span text:style-name="T4">cool</text:span><text:span text:style-name="T1">? What does </text:span><text:span text:style-name="T4">optimal substructure</text:span><text:span text:style-name="T1"> mean?</text:span></text:p>
                <text:list>
                  <text:list-item>
                    <text:p><text:span text:style-name="T1">Dynamic programming:</text:span></text:p>
                    <text:list>
                      <text:list-item>
                        <text:p><text:span text:style-name="T1">Typically used for </text:span><text:span text:style-name="T2">optimisation</text:span><text:span text:style-name="T1"> (min/max)</text:span></text:p>
                      </text:list-item>
                      <text:list-item>
                        <text:p><text:span text:style-name="T1">Task divided into similar-looking </text:span><text:span text:style-name="T2">subtasks</text:span></text:p>
                      </text:list-item>
                      <text:list-item>
                        <text:p><text:span text:style-name="T1">Each task requires making a </text:span><text:span text:style-name="T2">choice</text:span><text:span text:style-name="T1"> over subtasks</text:span></text:p>
                      </text:list-item>
                      <text:list-item>
                        <text:p><text:span text:style-name="T2">Optimal solution</text:span><text:span text:style-name="T1"> for a task uses optimal solutions on </text:span><text:span text:style-name="T2">subtasks</text:span><text:span text:style-name="T1"> (</text:span><text:span text:style-name="T4">optimal substructure</text:span><text:span text:style-name="T1">)</text:span></text:p>
                      </text:list-item>
                      <text:list-item>
                        <text:p><text:span text:style-name="T1">Solve smaller subtasks first and save in </text:span><text:span text:style-name="T2">table</text:span><text:span text:style-name="T1">,</text:span><text:span text:style-name="T1"><text:line-break/></text:span><text:span text:style-name="T1">then build up to larger tasks </text:span><text:span text:style-name="T2">bottom-up</text:span></text:p>
                      </text:list-item>
                      <text:list-item>
                        <text:p><text:span text:style-name="T1">The same subtasks are referenced </text:span><text:span text:style-name="T2">multiple</text:span><text:span text:style-name="T1"> times, so saving results in table achieves </text:span><text:span text:style-name="T2">speed-up</text:span><text:span text:style-name="T1"> (</text:span><text:span text:style-name="T4">coolness</text:span><text:span text:style-name="T1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8cm" svg:x="1cm" svg:y="0.337cm" presentation:class="title">
          <draw:text-box>
            <text:p>Quiz 3: solutions #3</text:p>
          </draw:text-box>
        </draw:frame>
        <draw:frame presentation:style-name="pr11" draw:layer="layout" svg:width="25.958cm" svg:height="2.041cm" svg:x="1.072cm" svg:y="2.639cm" presentation:class="outline" presentation:user-transformed="true">
          <draw:text-box>
            <text:list text:style-name="L2">
              <text:list-item>
                <text:p><text:span text:style-name="T5">[8]</text:span><text:span text:style-name="T1"> Build the </text:span><text:span text:style-name="T4">Huffman</text:span><text:span text:style-name="T1"> binary encoding tree:</text:span><text:span text:style-name="T1"><text:line-break/></text:span><text:span text:style-name="T1">A:</text:span><text:span text:style-name="T2">16</text:span><text:span text:style-name="T1">, B:</text:span><text:span text:style-name="T2">4</text:span><text:span text:style-name="T1">, C:</text:span><text:span text:style-name="T2">6</text:span><text:span text:style-name="T1">, D:</text:span><text:span text:style-name="T2">8</text:span><text:span text:style-name="T1">, E:</text:span><text:span text:style-name="T2">26</text:span><text:span text:style-name="T1">, F:</text:span><text:span text:style-name="T2">4</text:span><text:span text:style-name="T1">, G:</text:span><text:span text:style-name="T2">5</text:span><text:span text:style-name="T1">, H:</text:span><text:span text:style-name="T2">14</text:span><text:span text:style-name="T1">, I:</text:span><text:span text:style-name="T2">14</text:span><text:span text:style-name="T8">, J:</text:span><text:span text:style-name="T2">1</text:span><text:span text:style-name="T8">, K:</text:span><text:span text:style-name="T2">2</text:span></text:p>
              </text:list-item>
            </text:list>
          </draw:text-box>
        </draw:frame>
        <draw:custom-shape draw:style-name="gr2" draw:text-style-name="P9" xml:id="id26" draw:id="id26" draw:layer="layout" svg:width="1.076cm" svg:height="0.725cm" svg:x="2.099cm" svg:y="7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.906cm" svg:y1="6.621cm" svg:x2="2.637cm" svg:y2="7cm" draw:start-shape="id25" draw:start-glue-point="7" draw:end-shape="id26" draw:end-glue-point="4" svg:d="m2906 6621-269 379" svg:viewBox="0 0 270 380">
          <text:p/>
        </draw:connector>
        <draw:connector draw:style-name="gr3" draw:text-style-name="P10" draw:layer="layout" draw:type="line" svg:x1="3.668cm" svg:y1="6.621cm" svg:x2="3.937cm" svg:y2="7.001cm" draw:start-shape="id25" draw:start-glue-point="9" draw:end-shape="id27" draw:end-glue-point="4" svg:d="m3668 6621 269 380" svg:viewBox="0 0 270 381">
          <text:p/>
        </draw:connector>
        <draw:frame draw:style-name="gr5" draw:text-style-name="P11" draw:layer="layout" svg:width="1.768cm" svg:height="5.211cm" svg:x="0.47cm" svg:y="4.445cm">
          <draw:text-box>
            <text:p><text:span text:style-name="T13">JK: 3</text:span></text:p>
            <text:p><text:span text:style-name="T13">B: 4</text:span></text:p>
            <text:p><text:span text:style-name="T13">F: 4</text:span></text:p>
            <text:p><text:span text:style-name="T13">G: 5</text:span></text:p>
            <text:p><text:span text:style-name="T13">C: 6</text:span></text:p>
            <text:p><text:span text:style-name="T13">D: 8</text:span></text:p>
            <text:p><text:span text:style-name="T13">H: 14</text:span></text:p>
            <text:p><text:span text:style-name="T13">I: 14</text:span></text:p>
            <text:p><text:span text:style-name="T13">A: 16</text:span></text:p>
            <text:p><text:span text:style-name="T13">E: 26</text:span></text:p>
          </draw:text-box>
        </draw:frame>
        <draw:frame draw:style-name="gr5" draw:text-style-name="P11" draw:layer="layout" svg:width="1.92cm" svg:height="4.715cm" svg:x="5.35cm" svg:y="4.694cm">
          <draw:text-box>
            <text:p><text:span text:style-name="T13">F: 4</text:span></text:p>
            <text:p><text:span text:style-name="T13">G: 5</text:span></text:p>
            <text:p><text:span text:style-name="T13">C: 6</text:span></text:p>
            <text:p><text:span text:style-name="T13">JKB: 7</text:span></text:p>
            <text:p><text:span text:style-name="T13">D: 8</text:span></text:p>
            <text:p><text:span text:style-name="T13">H: 14</text:span></text:p>
            <text:p><text:span text:style-name="T13">I: 14</text:span></text:p>
            <text:p><text:span text:style-name="T13">A: 16</text:span></text:p>
            <text:p><text:span text:style-name="T13">E: 26</text:span></text:p>
          </draw:text-box>
        </draw:frame>
        <draw:frame draw:style-name="gr5" draw:text-style-name="P11" draw:layer="layout" svg:width="1.92cm" svg:height="4.219cm" svg:x="10.835cm" svg:y="4.943cm">
          <draw:text-box>
            <text:p><text:span text:style-name="T13">C: 6</text:span></text:p>
            <text:p><text:span text:style-name="T13">JKB: 7</text:span></text:p>
            <text:p><text:span text:style-name="T13">D: 8</text:span></text:p>
            <text:p><text:span text:style-name="T13">FG: 9</text:span></text:p>
            <text:p><text:span text:style-name="T13">H: 14</text:span></text:p>
            <text:p><text:span text:style-name="T13">I: 14</text:span></text:p>
            <text:p><text:span text:style-name="T13">A: 16</text:span></text:p>
            <text:p><text:span text:style-name="T13">E: 26</text:span></text:p>
          </draw:text-box>
        </draw:frame>
        <draw:custom-shape draw:style-name="gr2" draw:text-style-name="P9" xml:id="id27" draw:id="id27" draw:layer="layout" svg:width="1.076cm" svg:height="0.725cm" svg:x="3.399cm" svg:y="7.001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5" draw:id="id25" draw:layer="layout" svg:width="1.076cm" svg:height="0.725cm" svg:x="2.749cm" svg:y="6.002cm">
          <text:p text:style-name="P4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9" draw:id="id29" draw:layer="layout" svg:width="1.076cm" svg:height="0.725cm" svg:x="7.099cm" svg:y="7.5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7.906cm" svg:y1="7.121cm" svg:x2="7.637cm" svg:y2="7.5cm" draw:start-shape="id28" draw:start-glue-point="7" draw:end-shape="id29" draw:end-glue-point="4" svg:d="m7906 7121-269 379" svg:viewBox="0 0 270 380">
          <text:p/>
        </draw:connector>
        <draw:connector draw:style-name="gr3" draw:text-style-name="P10" draw:layer="layout" draw:type="line" svg:x1="8.668cm" svg:y1="7.121cm" svg:x2="8.937cm" svg:y2="7.501cm" draw:start-shape="id28" draw:start-glue-point="9" draw:end-shape="id30" draw:end-glue-point="4" svg:d="m8668 7121 269 380" svg:viewBox="0 0 270 381">
          <text:p/>
        </draw:connector>
        <draw:custom-shape draw:style-name="gr2" draw:text-style-name="P9" xml:id="id30" draw:id="id30" draw:layer="layout" svg:width="1.076cm" svg:height="0.725cm" svg:x="8.399cm" svg:y="7.501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8" draw:id="id28" draw:layer="layout" svg:width="1.076cm" svg:height="0.725cm" svg:x="7.749cm" svg:y="6.50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2" draw:id="id32" draw:layer="layout" svg:width="1.076cm" svg:height="0.725cm" svg:x="16.159cm" svg:y="6.5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6.966cm" svg:y1="6.121cm" svg:x2="16.697cm" svg:y2="6.5cm" draw:start-shape="id31" draw:start-glue-point="7" draw:end-shape="id32" draw:end-glue-point="4" svg:d="m16966 6121-269 379" svg:viewBox="0 0 270 380">
          <text:p/>
        </draw:connector>
        <draw:connector draw:style-name="gr3" draw:text-style-name="P10" draw:layer="layout" draw:type="line" svg:x1="17.728cm" svg:y1="6.121cm" svg:x2="17.997cm" svg:y2="6.501cm" draw:start-shape="id31" draw:start-glue-point="9" draw:end-shape="id33" draw:end-glue-point="4" svg:d="m17728 6121 269 380" svg:viewBox="0 0 270 381">
          <text:p/>
        </draw:connector>
        <draw:custom-shape draw:style-name="gr2" draw:text-style-name="P9" xml:id="id33" draw:id="id33" draw:layer="layout" svg:width="1.076cm" svg:height="0.725cm" svg:x="17.459cm" svg:y="6.501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1" draw:id="id31" draw:layer="layout" svg:width="1.076cm" svg:height="0.725cm" svg:x="16.809cm" svg:y="5.502cm">
          <text:p text:style-name="P4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8.506cm" svg:y1="6.121cm" svg:x2="8.287cm" svg:y2="6.502cm" draw:start-shape="id34" draw:start-glue-point="7" draw:end-shape="id28" draw:end-glue-point="4" svg:d="m8506 6121-219 381" svg:viewBox="0 0 220 382">
          <text:p/>
        </draw:connector>
        <draw:connector draw:style-name="gr3" draw:text-style-name="P10" draw:layer="layout" draw:type="line" svg:x1="9.268cm" svg:y1="6.121cm" svg:x2="9.537cm" svg:y2="6.502cm" draw:start-shape="id34" draw:start-glue-point="9" draw:end-shape="id35" draw:end-glue-point="4" svg:d="m9268 6121 269 381" svg:viewBox="0 0 270 382">
          <text:p/>
        </draw:connector>
        <draw:custom-shape draw:style-name="gr2" draw:text-style-name="P9" xml:id="id35" draw:id="id35" draw:layer="layout" svg:width="1.076cm" svg:height="0.725cm" svg:x="8.999cm" svg:y="6.502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4" draw:id="id34" draw:layer="layout" svg:width="1.076cm" svg:height="0.725cm" svg:x="8.349cm" svg:y="5.502cm">
          <text:p text:style-name="P4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7" draw:id="id37" draw:layer="layout" svg:width="1.076cm" svg:height="0.725cm" svg:x="12.74cm" svg:y="7.5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3.547cm" svg:y1="7.121cm" svg:x2="13.278cm" svg:y2="7.5cm" draw:start-shape="id36" draw:start-glue-point="7" draw:end-shape="id37" draw:end-glue-point="4" svg:d="m13547 7121-269 379" svg:viewBox="0 0 270 380">
          <text:p/>
        </draw:connector>
        <draw:connector draw:style-name="gr3" draw:text-style-name="P10" draw:layer="layout" draw:type="line" svg:x1="14.309cm" svg:y1="7.121cm" svg:x2="14.578cm" svg:y2="7.501cm" draw:start-shape="id36" draw:start-glue-point="9" draw:end-shape="id38" draw:end-glue-point="4" svg:d="m14309 7121 269 380" svg:viewBox="0 0 270 381">
          <text:p/>
        </draw:connector>
        <draw:custom-shape draw:style-name="gr2" draw:text-style-name="P9" xml:id="id38" draw:id="id38" draw:layer="layout" svg:width="1.076cm" svg:height="0.725cm" svg:x="14.04cm" svg:y="7.501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6" draw:id="id36" draw:layer="layout" svg:width="1.076cm" svg:height="0.725cm" svg:x="13.39cm" svg:y="6.50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4.147cm" svg:y1="6.121cm" svg:x2="13.928cm" svg:y2="6.502cm" draw:start-shape="id39" draw:start-glue-point="7" draw:end-shape="id36" draw:end-glue-point="4" svg:d="m14147 6121-219 381" svg:viewBox="0 0 220 382">
          <text:p/>
        </draw:connector>
        <draw:connector draw:style-name="gr3" draw:text-style-name="P10" draw:layer="layout" draw:type="line" svg:x1="14.909cm" svg:y1="6.121cm" svg:x2="15.178cm" svg:y2="6.502cm" draw:start-shape="id39" draw:start-glue-point="9" draw:end-shape="id40" draw:end-glue-point="4" svg:d="m14909 6121 269 381" svg:viewBox="0 0 270 382">
          <text:p/>
        </draw:connector>
        <draw:custom-shape draw:style-name="gr2" draw:text-style-name="P9" xml:id="id40" draw:id="id40" draw:layer="layout" svg:width="1.076cm" svg:height="0.725cm" svg:x="14.64cm" svg:y="6.502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9" draw:id="id39" draw:layer="layout" svg:width="1.076cm" svg:height="0.725cm" svg:x="13.99cm" svg:y="5.502cm">
          <text:p text:style-name="P4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526cm" svg:height="3.723cm" svg:x="19.235cm" svg:y="5.092cm">
          <draw:text-box>
            <text:p><text:span text:style-name="T13">D: 8</text:span></text:p>
            <text:p><text:span text:style-name="T13">FG: 9</text:span></text:p>
            <text:p><text:span text:style-name="T13">CJKB: 13</text:span></text:p>
            <text:p><text:span text:style-name="T13">H: 14</text:span></text:p>
            <text:p><text:span text:style-name="T13">I: 14</text:span></text:p>
            <text:p><text:span text:style-name="T13">A: 16</text:span></text:p>
            <text:p><text:span text:style-name="T13">E: 26</text:span></text:p>
          </draw:text-box>
        </draw:frame>
        <draw:custom-shape draw:style-name="gr2" draw:text-style-name="P9" xml:id="id42" draw:id="id42" draw:layer="layout" svg:width="1.076cm" svg:height="0.725cm" svg:x="25.059cm" svg:y="6.801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5.866cm" svg:y1="6.422cm" svg:x2="25.597cm" svg:y2="6.801cm" draw:start-shape="id41" draw:start-glue-point="7" draw:end-shape="id42" draw:end-glue-point="4" svg:d="m25866 6422-269 379" svg:viewBox="0 0 270 380">
          <text:p/>
        </draw:connector>
        <draw:connector draw:style-name="gr3" draw:text-style-name="P10" draw:layer="layout" draw:type="line" svg:x1="26.628cm" svg:y1="6.422cm" svg:x2="26.897cm" svg:y2="6.802cm" draw:start-shape="id41" draw:start-glue-point="9" draw:end-shape="id43" draw:end-glue-point="4" svg:d="m26628 6422 269 380" svg:viewBox="0 0 270 381">
          <text:p/>
        </draw:connector>
        <draw:custom-shape draw:style-name="gr2" draw:text-style-name="P9" xml:id="id43" draw:id="id43" draw:layer="layout" svg:width="1.076cm" svg:height="0.725cm" svg:x="26.359cm" svg:y="6.802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41" draw:id="id41" draw:layer="layout" svg:width="1.076cm" svg:height="0.725cm" svg:x="25.709cm" svg:y="5.803cm">
          <text:p text:style-name="P4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45" draw:id="id45" draw:layer="layout" svg:width="1.076cm" svg:height="0.725cm" svg:x="21.84cm" svg:y="7.801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647cm" svg:y1="7.422cm" svg:x2="22.378cm" svg:y2="7.801cm" draw:start-shape="id44" draw:start-glue-point="7" draw:end-shape="id45" draw:end-glue-point="4" svg:d="m22647 7422-269 379" svg:viewBox="0 0 270 380">
          <text:p/>
        </draw:connector>
        <draw:connector draw:style-name="gr3" draw:text-style-name="P10" draw:layer="layout" draw:type="line" svg:x1="23.409cm" svg:y1="7.422cm" svg:x2="23.678cm" svg:y2="7.802cm" draw:start-shape="id44" draw:start-glue-point="9" draw:end-shape="id46" draw:end-glue-point="4" svg:d="m23409 7422 269 380" svg:viewBox="0 0 270 381">
          <text:p/>
        </draw:connector>
        <draw:custom-shape draw:style-name="gr2" draw:text-style-name="P9" xml:id="id46" draw:id="id46" draw:layer="layout" svg:width="1.076cm" svg:height="0.725cm" svg:x="23.14cm" svg:y="7.802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44" draw:id="id44" draw:layer="layout" svg:width="1.076cm" svg:height="0.725cm" svg:x="22.49cm" svg:y="6.803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3.247cm" svg:y1="6.422cm" svg:x2="23.028cm" svg:y2="6.803cm" draw:start-shape="id47" draw:start-glue-point="7" draw:end-shape="id44" draw:end-glue-point="4" svg:d="m23247 6422-219 381" svg:viewBox="0 0 220 382">
          <text:p/>
        </draw:connector>
        <draw:connector draw:style-name="gr3" draw:text-style-name="P10" draw:layer="layout" draw:type="line" svg:x1="24.009cm" svg:y1="6.422cm" svg:x2="24.278cm" svg:y2="6.803cm" draw:start-shape="id47" draw:start-glue-point="9" draw:end-shape="id48" draw:end-glue-point="4" svg:d="m24009 6422 269 381" svg:viewBox="0 0 270 382">
          <text:p/>
        </draw:connector>
        <draw:custom-shape draw:style-name="gr2" draw:text-style-name="P9" xml:id="id48" draw:id="id48" draw:layer="layout" svg:width="1.076cm" svg:height="0.725cm" svg:x="23.74cm" svg:y="6.803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47" draw:id="id47" draw:layer="layout" svg:width="1.076cm" svg:height="0.725cm" svg:x="23.09cm" svg:y="5.803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50" draw:id="id50" draw:layer="layout" svg:width="1.076cm" svg:height="0.725cm" svg:x="21.722cm" svg:y="5.778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529cm" svg:y1="5.399cm" svg:x2="22.26cm" svg:y2="5.778cm" draw:start-shape="id49" draw:start-glue-point="7" draw:end-shape="id50" draw:end-glue-point="4" svg:d="m22529 5399-269 379" svg:viewBox="0 0 270 380">
          <text:p/>
        </draw:connector>
        <draw:connector draw:style-name="gr3" draw:text-style-name="P10" draw:layer="layout" draw:type="line" svg:x1="23.291cm" svg:y1="5.399cm" svg:x2="23.56cm" svg:y2="5.779cm" draw:start-shape="id49" draw:start-glue-point="9" svg:d="m23291 5399 269 380" svg:viewBox="0 0 270 381">
          <text:p/>
        </draw:connector>
        <draw:custom-shape draw:style-name="gr2" draw:text-style-name="P9" xml:id="id49" draw:id="id49" draw:layer="layout" svg:width="1.076cm" svg:height="0.725cm" svg:x="22.372cm" svg:y="4.78cm">
          <text:p text:style-name="P4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526cm" svg:height="3.227cm" svg:x="0.625cm" svg:y="9.955cm">
          <draw:text-box>
            <text:p><text:span text:style-name="T13">CJKB: 13</text:span></text:p>
            <text:p><text:span text:style-name="T13">H: 14</text:span></text:p>
            <text:p><text:span text:style-name="T13">I: 14</text:span></text:p>
            <text:p><text:span text:style-name="T13">A: 16</text:span></text:p>
            <text:p><text:span text:style-name="T13">DFG: 17</text:span></text:p>
            <text:p><text:span text:style-name="T13">E: 26</text:span></text:p>
          </draw:text-box>
        </draw:frame>
        <draw:custom-shape draw:style-name="gr2" draw:text-style-name="P9" xml:id="id52" draw:id="id52" draw:layer="layout" svg:width="1.076cm" svg:height="0.725cm" svg:x="6.649cm" svg:y="11.716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7.456cm" svg:y1="11.337cm" svg:x2="7.187cm" svg:y2="11.716cm" draw:start-shape="id51" draw:start-glue-point="7" draw:end-shape="id52" draw:end-glue-point="4" svg:d="m7456 11337-269 379" svg:viewBox="0 0 270 380">
          <text:p/>
        </draw:connector>
        <draw:connector draw:style-name="gr3" draw:text-style-name="P10" draw:layer="layout" draw:type="line" svg:x1="8.218cm" svg:y1="11.337cm" svg:x2="8.487cm" svg:y2="11.717cm" draw:start-shape="id51" draw:start-glue-point="9" draw:end-shape="id53" draw:end-glue-point="4" svg:d="m8218 11337 269 380" svg:viewBox="0 0 270 381">
          <text:p/>
        </draw:connector>
        <draw:custom-shape draw:style-name="gr2" draw:text-style-name="P9" xml:id="id53" draw:id="id53" draw:layer="layout" svg:width="1.076cm" svg:height="0.725cm" svg:x="7.949cm" svg:y="11.717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51" draw:id="id51" draw:layer="layout" svg:width="1.076cm" svg:height="0.725cm" svg:x="7.299cm" svg:y="10.718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55" draw:id="id55" draw:layer="layout" svg:width="1.076cm" svg:height="0.725cm" svg:x="2.93cm" svg:y="12.716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3.737cm" svg:y1="12.337cm" svg:x2="3.468cm" svg:y2="12.716cm" draw:start-shape="id54" draw:start-glue-point="7" draw:end-shape="id55" draw:end-glue-point="4" svg:d="m3737 12337-269 379" svg:viewBox="0 0 270 380">
          <text:p/>
        </draw:connector>
        <draw:connector draw:style-name="gr3" draw:text-style-name="P10" draw:layer="layout" draw:type="line" svg:x1="4.499cm" svg:y1="12.337cm" svg:x2="4.768cm" svg:y2="12.717cm" draw:start-shape="id54" draw:start-glue-point="9" draw:end-shape="id56" draw:end-glue-point="4" svg:d="m4499 12337 269 380" svg:viewBox="0 0 270 381">
          <text:p/>
        </draw:connector>
        <draw:custom-shape draw:style-name="gr2" draw:text-style-name="P9" xml:id="id56" draw:id="id56" draw:layer="layout" svg:width="1.076cm" svg:height="0.725cm" svg:x="4.23cm" svg:y="12.717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54" draw:id="id54" draw:layer="layout" svg:width="1.076cm" svg:height="0.725cm" svg:x="3.58cm" svg:y="11.718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4.337cm" svg:y1="11.337cm" svg:x2="4.118cm" svg:y2="11.718cm" draw:start-shape="id57" draw:start-glue-point="7" draw:end-shape="id54" draw:end-glue-point="4" svg:d="m4337 11337-219 381" svg:viewBox="0 0 220 382">
          <text:p/>
        </draw:connector>
        <draw:connector draw:style-name="gr3" draw:text-style-name="P10" draw:layer="layout" draw:type="line" svg:x1="5.099cm" svg:y1="11.337cm" svg:x2="5.368cm" svg:y2="11.718cm" draw:start-shape="id57" draw:start-glue-point="9" draw:end-shape="id58" draw:end-glue-point="4" svg:d="m5099 11337 269 381" svg:viewBox="0 0 270 382">
          <text:p/>
        </draw:connector>
        <draw:custom-shape draw:style-name="gr2" draw:text-style-name="P9" xml:id="id58" draw:id="id58" draw:layer="layout" svg:width="1.076cm" svg:height="0.725cm" svg:x="4.83cm" svg:y="11.718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57" draw:id="id57" draw:layer="layout" svg:width="1.076cm" svg:height="0.725cm" svg:x="4.18cm" svg:y="10.718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0" draw:id="id60" draw:layer="layout" svg:width="1.076cm" svg:height="0.725cm" svg:x="2.812cm" svg:y="10.693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3.619cm" svg:y1="10.314cm" svg:x2="3.35cm" svg:y2="10.693cm" draw:start-shape="id59" draw:start-glue-point="7" draw:end-shape="id60" draw:end-glue-point="4" svg:d="m3619 10314-269 379" svg:viewBox="0 0 270 380">
          <text:p/>
        </draw:connector>
        <draw:connector draw:style-name="gr3" draw:text-style-name="P10" draw:layer="layout" draw:type="line" svg:x1="4.381cm" svg:y1="10.314cm" svg:x2="4.65cm" svg:y2="10.694cm" draw:start-shape="id59" draw:start-glue-point="9" svg:d="m4381 10314 269 380" svg:viewBox="0 0 270 381">
          <text:p/>
        </draw:connector>
        <draw:custom-shape draw:style-name="gr2" draw:text-style-name="P9" xml:id="id59" draw:id="id59" draw:layer="layout" svg:width="1.076cm" svg:height="0.725cm" svg:x="3.462cm" svg:y="9.695cm">
          <text:p text:style-name="P4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2" draw:id="id62" draw:layer="layout" svg:width="1.076cm" svg:height="0.725cm" svg:x="5.949cm" svg:y="10.717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6.756cm" svg:y1="10.338cm" svg:x2="6.487cm" svg:y2="10.717cm" draw:start-shape="id61" draw:start-glue-point="7" draw:end-shape="id62" draw:end-glue-point="4" svg:d="m6756 10338-269 379" svg:viewBox="0 0 270 380">
          <text:p/>
        </draw:connector>
        <draw:connector draw:style-name="gr3" draw:text-style-name="P10" draw:layer="layout" draw:type="line" svg:x1="7.518cm" svg:y1="10.338cm" svg:x2="7.787cm" svg:y2="10.718cm" draw:start-shape="id61" draw:start-glue-point="9" svg:d="m7518 10338 269 380" svg:viewBox="0 0 270 381">
          <text:p/>
        </draw:connector>
        <draw:custom-shape draw:style-name="gr2" draw:text-style-name="P9" xml:id="id61" draw:id="id61" draw:layer="layout" svg:width="1.076cm" svg:height="0.725cm" svg:x="6.599cm" svg:y="9.719cm">
          <text:p text:style-name="P4"><text:span text:style-name="T1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881cm" svg:height="2.731cm" svg:x="9.525cm" svg:y="9.704cm">
          <draw:text-box>
            <text:p><text:span text:style-name="T13">I: 14</text:span></text:p>
            <text:p><text:span text:style-name="T13">A: 16</text:span></text:p>
            <text:p><text:span text:style-name="T13">DFG: 17</text:span></text:p>
            <text:p><text:span text:style-name="T13">E: 26</text:span></text:p>
            <text:p><text:span text:style-name="T13">CJKBH: 27</text:span></text:p>
          </draw:text-box>
        </draw:frame>
        <draw:custom-shape draw:style-name="gr2" draw:text-style-name="P9" xml:id="id64" draw:id="id64" draw:layer="layout" svg:width="1.076cm" svg:height="0.725cm" svg:x="15.549cm" svg:y="12.017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6.356cm" svg:y1="11.638cm" svg:x2="16.087cm" svg:y2="12.017cm" draw:start-shape="id63" draw:start-glue-point="7" draw:end-shape="id64" draw:end-glue-point="4" svg:d="m16356 11638-269 379" svg:viewBox="0 0 270 380">
          <text:p/>
        </draw:connector>
        <draw:connector draw:style-name="gr3" draw:text-style-name="P10" draw:layer="layout" draw:type="line" svg:x1="17.118cm" svg:y1="11.638cm" svg:x2="17.387cm" svg:y2="12.018cm" draw:start-shape="id63" draw:start-glue-point="9" draw:end-shape="id65" draw:end-glue-point="4" svg:d="m17118 11638 269 380" svg:viewBox="0 0 270 381">
          <text:p/>
        </draw:connector>
        <draw:custom-shape draw:style-name="gr2" draw:text-style-name="P9" xml:id="id65" draw:id="id65" draw:layer="layout" svg:width="1.076cm" svg:height="0.725cm" svg:x="16.849cm" svg:y="12.018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3" draw:id="id63" draw:layer="layout" svg:width="1.076cm" svg:height="0.725cm" svg:x="16.199cm" svg:y="11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7" draw:id="id67" draw:layer="layout" svg:width="1.076cm" svg:height="0.725cm" svg:x="11.83cm" svg:y="13.017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2.637cm" svg:y1="12.638cm" svg:x2="12.368cm" svg:y2="13.017cm" draw:start-shape="id66" draw:start-glue-point="7" draw:end-shape="id67" draw:end-glue-point="4" svg:d="m12637 12638-269 379" svg:viewBox="0 0 270 380">
          <text:p/>
        </draw:connector>
        <draw:connector draw:style-name="gr3" draw:text-style-name="P10" draw:layer="layout" draw:type="line" svg:x1="13.399cm" svg:y1="12.638cm" svg:x2="13.668cm" svg:y2="13.018cm" draw:start-shape="id66" draw:start-glue-point="9" draw:end-shape="id68" draw:end-glue-point="4" svg:d="m13399 12638 269 380" svg:viewBox="0 0 270 381">
          <text:p/>
        </draw:connector>
        <draw:custom-shape draw:style-name="gr2" draw:text-style-name="P9" xml:id="id68" draw:id="id68" draw:layer="layout" svg:width="1.076cm" svg:height="0.725cm" svg:x="13.13cm" svg:y="13.018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6" draw:id="id66" draw:layer="layout" svg:width="1.076cm" svg:height="0.725cm" svg:x="12.48cm" svg:y="12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3.237cm" svg:y1="11.638cm" svg:x2="13.018cm" svg:y2="12.019cm" draw:start-shape="id69" draw:start-glue-point="7" draw:end-shape="id66" draw:end-glue-point="4" svg:d="m13237 11638-219 381" svg:viewBox="0 0 220 382">
          <text:p/>
        </draw:connector>
        <draw:connector draw:style-name="gr3" draw:text-style-name="P10" draw:layer="layout" draw:type="line" svg:x1="13.999cm" svg:y1="11.638cm" svg:x2="14.268cm" svg:y2="12.019cm" draw:start-shape="id69" draw:start-glue-point="9" draw:end-shape="id70" draw:end-glue-point="4" svg:d="m13999 11638 269 381" svg:viewBox="0 0 270 382">
          <text:p/>
        </draw:connector>
        <draw:custom-shape draw:style-name="gr2" draw:text-style-name="P9" xml:id="id70" draw:id="id70" draw:layer="layout" svg:width="1.076cm" svg:height="0.725cm" svg:x="13.73cm" svg:y="12.019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9" draw:id="id69" draw:layer="layout" svg:width="1.076cm" svg:height="0.725cm" svg:x="13.08cm" svg:y="11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2" draw:id="id72" draw:layer="layout" svg:width="1.076cm" svg:height="0.725cm" svg:x="11.712cm" svg:y="10.994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2.519cm" svg:y1="10.615cm" svg:x2="12.25cm" svg:y2="10.994cm" draw:start-shape="id71" draw:start-glue-point="7" draw:end-shape="id72" draw:end-glue-point="4" svg:d="m12519 10615-269 379" svg:viewBox="0 0 270 380">
          <text:p/>
        </draw:connector>
        <draw:connector draw:style-name="gr3" draw:text-style-name="P10" draw:layer="layout" draw:type="line" svg:x1="13.281cm" svg:y1="10.615cm" svg:x2="13.55cm" svg:y2="10.995cm" draw:start-shape="id71" draw:start-glue-point="9" svg:d="m13281 10615 269 380" svg:viewBox="0 0 270 381">
          <text:p/>
        </draw:connector>
        <draw:custom-shape draw:style-name="gr2" draw:text-style-name="P9" xml:id="id71" draw:id="id71" draw:layer="layout" svg:width="1.076cm" svg:height="0.725cm" svg:x="12.362cm" svg:y="9.996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4" draw:id="id74" draw:layer="layout" svg:width="1.076cm" svg:height="0.725cm" svg:x="14.849cm" svg:y="11.018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5.656cm" svg:y1="10.639cm" svg:x2="15.387cm" svg:y2="11.018cm" draw:start-shape="id73" draw:start-glue-point="7" draw:end-shape="id74" draw:end-glue-point="4" svg:d="m15656 10639-269 379" svg:viewBox="0 0 270 380">
          <text:p/>
        </draw:connector>
        <draw:connector draw:style-name="gr3" draw:text-style-name="P10" draw:layer="layout" draw:type="line" svg:x1="16.418cm" svg:y1="10.639cm" svg:x2="16.687cm" svg:y2="11.019cm" draw:start-shape="id73" draw:start-glue-point="9" svg:d="m16418 10639 269 380" svg:viewBox="0 0 270 381">
          <text:p/>
        </draw:connector>
        <draw:custom-shape draw:style-name="gr2" draw:text-style-name="P9" xml:id="id73" draw:id="id73" draw:layer="layout" svg:width="1.076cm" svg:height="0.725cm" svg:x="15.499cm" svg:y="10.02cm">
          <text:p text:style-name="P4"><text:span text:style-name="T1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3.136cm" svg:y1="9.644cm" svg:x2="12.9cm" svg:y2="9.996cm" draw:start-shape="id75" draw:start-glue-point="7" draw:end-shape="id71" draw:end-glue-point="4" svg:d="m13136 9644-236 352" svg:viewBox="0 0 237 353">
          <text:p/>
        </draw:connector>
        <draw:connector draw:style-name="gr3" draw:text-style-name="P10" draw:layer="layout" draw:type="line" svg:x1="13.898cm" svg:y1="9.644cm" svg:x2="14.167cm" svg:y2="10.024cm" draw:start-shape="id75" draw:start-glue-point="9" draw:end-shape="id76" draw:end-glue-point="4" svg:d="m13898 9644 269 380" svg:viewBox="0 0 270 381">
          <text:p/>
        </draw:connector>
        <draw:custom-shape draw:style-name="gr2" draw:text-style-name="P9" xml:id="id76" draw:id="id76" draw:layer="layout" svg:width="1.076cm" svg:height="0.725cm" svg:x="13.629cm" svg:y="10.024cm">
          <text:p text:style-name="P4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5" draw:id="id75" draw:layer="layout" svg:width="1.076cm" svg:height="0.725cm" svg:x="12.979cm" svg:y="9.025cm">
          <text:p text:style-name="P4"><text:span text:style-name="T1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881cm" svg:height="2.235cm" svg:x="18.625cm" svg:y="9.352cm">
          <draw:text-box>
            <text:p><text:span text:style-name="T13">DFG: 17</text:span></text:p>
            <text:p><text:span text:style-name="T13">E: 26</text:span></text:p>
            <text:p><text:span text:style-name="T13">CJKBH: 27</text:span></text:p>
            <text:p><text:span text:style-name="T13">IA: 30</text:span></text:p>
          </draw:text-box>
        </draw:frame>
        <draw:custom-shape draw:style-name="gr2" draw:text-style-name="P9" xml:id="id78" draw:id="id78" draw:layer="layout" svg:width="1.076cm" svg:height="0.725cm" svg:x="25.049cm" svg:y="13.017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5.856cm" svg:y1="12.638cm" svg:x2="25.587cm" svg:y2="13.017cm" draw:start-shape="id77" draw:start-glue-point="7" draw:end-shape="id78" draw:end-glue-point="4" svg:d="m25856 12638-269 379" svg:viewBox="0 0 270 380">
          <text:p/>
        </draw:connector>
        <draw:connector draw:style-name="gr3" draw:text-style-name="P10" draw:layer="layout" draw:type="line" svg:x1="26.618cm" svg:y1="12.638cm" svg:x2="26.887cm" svg:y2="13.018cm" draw:start-shape="id77" draw:start-glue-point="9" draw:end-shape="id79" draw:end-glue-point="4" svg:d="m26618 12638 269 380" svg:viewBox="0 0 270 381">
          <text:p/>
        </draw:connector>
        <draw:custom-shape draw:style-name="gr2" draw:text-style-name="P9" xml:id="id79" draw:id="id79" draw:layer="layout" svg:width="1.076cm" svg:height="0.725cm" svg:x="26.349cm" svg:y="13.018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7" draw:id="id77" draw:layer="layout" svg:width="1.076cm" svg:height="0.725cm" svg:x="25.699cm" svg:y="12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1" draw:id="id81" draw:layer="layout" svg:width="1.076cm" svg:height="0.725cm" svg:x="20.93cm" svg:y="13.017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1.737cm" svg:y1="12.638cm" svg:x2="21.468cm" svg:y2="13.017cm" draw:start-shape="id80" draw:start-glue-point="7" draw:end-shape="id81" draw:end-glue-point="4" svg:d="m21737 12638-269 379" svg:viewBox="0 0 270 380">
          <text:p/>
        </draw:connector>
        <draw:connector draw:style-name="gr3" draw:text-style-name="P10" draw:layer="layout" draw:type="line" svg:x1="22.499cm" svg:y1="12.638cm" svg:x2="22.768cm" svg:y2="13.018cm" draw:start-shape="id80" draw:start-glue-point="9" draw:end-shape="id82" draw:end-glue-point="4" svg:d="m22499 12638 269 380" svg:viewBox="0 0 270 381">
          <text:p/>
        </draw:connector>
        <draw:custom-shape draw:style-name="gr2" draw:text-style-name="P9" xml:id="id82" draw:id="id82" draw:layer="layout" svg:width="1.076cm" svg:height="0.725cm" svg:x="22.23cm" svg:y="13.018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0" draw:id="id80" draw:layer="layout" svg:width="1.076cm" svg:height="0.725cm" svg:x="21.58cm" svg:y="12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337cm" svg:y1="11.638cm" svg:x2="22.118cm" svg:y2="12.019cm" draw:start-shape="id83" draw:start-glue-point="7" draw:end-shape="id80" draw:end-glue-point="4" svg:d="m22337 11638-219 381" svg:viewBox="0 0 220 382">
          <text:p/>
        </draw:connector>
        <draw:connector draw:style-name="gr3" draw:text-style-name="P10" draw:layer="layout" draw:type="line" svg:x1="23.099cm" svg:y1="11.638cm" svg:x2="23.368cm" svg:y2="12.019cm" draw:start-shape="id83" draw:start-glue-point="9" draw:end-shape="id84" draw:end-glue-point="4" svg:d="m23099 11638 269 381" svg:viewBox="0 0 270 382">
          <text:p/>
        </draw:connector>
        <draw:custom-shape draw:style-name="gr2" draw:text-style-name="P9" xml:id="id84" draw:id="id84" draw:layer="layout" svg:width="1.076cm" svg:height="0.725cm" svg:x="22.83cm" svg:y="12.019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3" draw:id="id83" draw:layer="layout" svg:width="1.076cm" svg:height="0.725cm" svg:x="22.18cm" svg:y="11.019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6" draw:id="id86" draw:layer="layout" svg:width="1.076cm" svg:height="0.725cm" svg:x="20.812cm" svg:y="10.994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1.619cm" svg:y1="10.615cm" svg:x2="21.35cm" svg:y2="10.994cm" draw:start-shape="id85" draw:start-glue-point="7" draw:end-shape="id86" draw:end-glue-point="4" svg:d="m21619 10615-269 379" svg:viewBox="0 0 270 380">
          <text:p/>
        </draw:connector>
        <draw:connector draw:style-name="gr3" draw:text-style-name="P10" draw:layer="layout" draw:type="line" svg:x1="22.381cm" svg:y1="10.615cm" svg:x2="22.65cm" svg:y2="10.995cm" draw:start-shape="id85" draw:start-glue-point="9" svg:d="m22381 10615 269 380" svg:viewBox="0 0 270 381">
          <text:p/>
        </draw:connector>
        <draw:custom-shape draw:style-name="gr2" draw:text-style-name="P9" xml:id="id85" draw:id="id85" draw:layer="layout" svg:width="1.076cm" svg:height="0.725cm" svg:x="21.462cm" svg:y="9.996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8" draw:id="id88" draw:layer="layout" svg:width="1.076cm" svg:height="0.725cm" svg:x="24.349cm" svg:y="12.018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5.156cm" svg:y1="11.639cm" svg:x2="24.887cm" svg:y2="12.018cm" draw:start-shape="id87" draw:start-glue-point="7" draw:end-shape="id88" draw:end-glue-point="4" svg:d="m25156 11639-269 379" svg:viewBox="0 0 270 380">
          <text:p/>
        </draw:connector>
        <draw:connector draw:style-name="gr3" draw:text-style-name="P10" draw:layer="layout" draw:type="line" svg:x1="25.918cm" svg:y1="11.639cm" svg:x2="26.187cm" svg:y2="12.019cm" draw:start-shape="id87" draw:start-glue-point="9" svg:d="m25918 11639 269 380" svg:viewBox="0 0 270 381">
          <text:p/>
        </draw:connector>
        <draw:custom-shape draw:style-name="gr2" draw:text-style-name="P9" xml:id="id87" draw:id="id87" draw:layer="layout" svg:width="1.076cm" svg:height="0.725cm" svg:x="24.999cm" svg:y="11.02cm">
          <text:p text:style-name="P4"><text:span text:style-name="T1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236cm" svg:y1="9.644cm" svg:x2="22cm" svg:y2="9.996cm" draw:start-shape="id89" draw:start-glue-point="7" draw:end-shape="id85" draw:end-glue-point="4" svg:d="m22236 9644-236 352" svg:viewBox="0 0 237 353">
          <text:p/>
        </draw:connector>
        <draw:connector draw:style-name="gr3" draw:text-style-name="P10" draw:layer="layout" draw:type="line" svg:x1="22.998cm" svg:y1="9.644cm" svg:x2="23.267cm" svg:y2="10.024cm" draw:start-shape="id89" draw:start-glue-point="9" draw:end-shape="id90" draw:end-glue-point="4" svg:d="m22998 9644 269 380" svg:viewBox="0 0 270 381">
          <text:p/>
        </draw:connector>
        <draw:custom-shape draw:style-name="gr2" draw:text-style-name="P9" xml:id="id90" draw:id="id90" draw:layer="layout" svg:width="1.076cm" svg:height="0.725cm" svg:x="22.729cm" svg:y="10.024cm">
          <text:p text:style-name="P4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9" draw:id="id89" draw:layer="layout" svg:width="1.076cm" svg:height="0.725cm" svg:x="22.079cm" svg:y="9.025cm">
          <text:p text:style-name="P4"><text:span text:style-name="T1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2" draw:id="id92" draw:layer="layout" svg:width="1.076cm" svg:height="0.725cm" svg:x="24.349cm" svg:y="10.017cm">
          <text:p text:style-name="P4"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5.156cm" svg:y1="9.638cm" svg:x2="24.887cm" svg:y2="10.017cm" draw:start-shape="id91" draw:start-glue-point="7" draw:end-shape="id92" draw:end-glue-point="4" svg:d="m25156 9638-269 379" svg:viewBox="0 0 270 380">
          <text:p/>
        </draw:connector>
        <draw:connector draw:style-name="gr3" draw:text-style-name="P10" draw:layer="layout" draw:type="line" svg:x1="25.918cm" svg:y1="9.638cm" svg:x2="26.187cm" svg:y2="10.018cm" draw:start-shape="id91" draw:start-glue-point="9" draw:end-shape="id93" draw:end-glue-point="4" svg:d="m25918 9638 269 380" svg:viewBox="0 0 270 381">
          <text:p/>
        </draw:connector>
        <draw:custom-shape draw:style-name="gr2" draw:text-style-name="P9" xml:id="id93" draw:id="id93" draw:layer="layout" svg:width="1.076cm" svg:height="0.725cm" svg:x="25.649cm" svg:y="10.018cm">
          <text:p text:style-name="P4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1" draw:id="id91" draw:layer="layout" svg:width="1.076cm" svg:height="0.725cm" svg:x="24.999cm" svg:y="9.019cm">
          <text:p text:style-name="P4"><text:span text:style-name="T1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881cm" svg:height="1.739cm" svg:x="1.225cm" svg:y="17.276cm">
          <draw:text-box>
            <text:p><text:span text:style-name="T13">CJKBH: 27</text:span></text:p>
            <text:p><text:span text:style-name="T13">IA: 30</text:span></text:p>
            <text:p><text:span text:style-name="T13">DFGE: 43</text:span></text:p>
          </draw:text-box>
        </draw:frame>
        <draw:custom-shape draw:style-name="gr2" draw:text-style-name="P9" xml:id="id95" draw:id="id95" draw:layer="layout" svg:width="1.076cm" svg:height="0.725cm" svg:x="7.62cm" svg:y="14.968cm">
          <text:p text:style-name="P4"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8.427cm" svg:y1="14.589cm" svg:x2="8.158cm" svg:y2="14.968cm" draw:start-shape="id94" draw:start-glue-point="7" draw:end-shape="id95" draw:end-glue-point="4" svg:d="m8427 14589-269 379" svg:viewBox="0 0 270 380">
          <text:p/>
        </draw:connector>
        <draw:connector draw:style-name="gr3" draw:text-style-name="P10" draw:layer="layout" draw:type="line" svg:x1="9.189cm" svg:y1="14.589cm" svg:x2="9.458cm" svg:y2="14.969cm" draw:start-shape="id94" draw:start-glue-point="9" draw:end-shape="id96" draw:end-glue-point="4" svg:d="m9189 14589 269 380" svg:viewBox="0 0 270 381">
          <text:p/>
        </draw:connector>
        <draw:custom-shape draw:style-name="gr2" draw:text-style-name="P9" xml:id="id96" draw:id="id96" draw:layer="layout" svg:width="1.076cm" svg:height="0.725cm" svg:x="8.92cm" svg:y="14.969cm">
          <text:p text:style-name="P4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4" draw:id="id94" draw:layer="layout" svg:width="1.076cm" svg:height="0.725cm" svg:x="8.27cm" svg:y="13.97cm">
          <text:p text:style-name="P4"><text:span text:style-name="T1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368cm" svg:height="1.243cm" svg:x="15.126cm" svg:y="18.424cm">
          <draw:text-box>
            <text:p><text:span text:style-name="T13">DFGE: 43</text:span></text:p>
            <text:p><text:span text:style-name="T13">CJKBHIA: 57</text:span></text:p>
          </draw:text-box>
        </draw:frame>
        <draw:custom-shape draw:style-name="gr2" draw:text-style-name="P9" xml:id="id98" draw:id="id98" draw:layer="layout" svg:width="1.076cm" svg:height="0.725cm" svg:x="3.928cm" svg:y="17.962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4.735cm" svg:y1="17.583cm" svg:x2="4.466cm" svg:y2="17.962cm" draw:start-shape="id97" draw:start-glue-point="7" draw:end-shape="id98" draw:end-glue-point="4" svg:d="m4735 17583-269 379" svg:viewBox="0 0 270 380">
          <text:p/>
        </draw:connector>
        <draw:connector draw:style-name="gr3" draw:text-style-name="P10" draw:layer="layout" draw:type="line" svg:x1="5.497cm" svg:y1="17.583cm" svg:x2="5.766cm" svg:y2="17.963cm" draw:start-shape="id97" draw:start-glue-point="9" draw:end-shape="id99" draw:end-glue-point="4" svg:d="m5497 17583 269 380" svg:viewBox="0 0 270 381">
          <text:p/>
        </draw:connector>
        <draw:custom-shape draw:style-name="gr2" draw:text-style-name="P9" xml:id="id99" draw:id="id99" draw:layer="layout" svg:width="1.076cm" svg:height="0.725cm" svg:x="5.228cm" svg:y="17.963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7" draw:id="id97" draw:layer="layout" svg:width="1.076cm" svg:height="0.725cm" svg:x="4.578cm" svg:y="16.964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5.335cm" svg:y1="16.583cm" svg:x2="5.116cm" svg:y2="16.964cm" draw:start-shape="id100" draw:start-glue-point="7" draw:end-shape="id97" draw:end-glue-point="4" svg:d="m5335 16583-219 381" svg:viewBox="0 0 220 382">
          <text:p/>
        </draw:connector>
        <draw:connector draw:style-name="gr3" draw:text-style-name="P10" draw:layer="layout" draw:type="line" svg:x1="6.097cm" svg:y1="16.583cm" svg:x2="6.366cm" svg:y2="16.964cm" draw:start-shape="id100" draw:start-glue-point="9" draw:end-shape="id101" draw:end-glue-point="4" svg:d="m6097 16583 269 381" svg:viewBox="0 0 270 382">
          <text:p/>
        </draw:connector>
        <draw:custom-shape draw:style-name="gr2" draw:text-style-name="P9" xml:id="id101" draw:id="id101" draw:layer="layout" svg:width="1.076cm" svg:height="0.725cm" svg:x="5.828cm" svg:y="16.964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0" draw:id="id100" draw:layer="layout" svg:width="1.076cm" svg:height="0.725cm" svg:x="5.178cm" svg:y="15.964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3" draw:id="id103" draw:layer="layout" svg:width="1.076cm" svg:height="0.725cm" svg:x="3.81cm" svg:y="15.939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4.617cm" svg:y1="15.56cm" svg:x2="4.348cm" svg:y2="15.939cm" draw:start-shape="id102" draw:start-glue-point="7" draw:end-shape="id103" draw:end-glue-point="4" svg:d="m4617 15560-269 379" svg:viewBox="0 0 270 380">
          <text:p/>
        </draw:connector>
        <draw:connector draw:style-name="gr3" draw:text-style-name="P10" draw:layer="layout" draw:type="line" svg:x1="5.379cm" svg:y1="15.56cm" svg:x2="5.648cm" svg:y2="15.94cm" draw:start-shape="id102" draw:start-glue-point="9" svg:d="m5379 15560 269 380" svg:viewBox="0 0 270 381">
          <text:p/>
        </draw:connector>
        <draw:custom-shape draw:style-name="gr2" draw:text-style-name="P9" xml:id="id102" draw:id="id102" draw:layer="layout" svg:width="1.076cm" svg:height="0.725cm" svg:x="4.46cm" svg:y="14.941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5.234cm" svg:y1="14.589cm" svg:x2="4.998cm" svg:y2="14.941cm" draw:start-shape="id104" draw:start-glue-point="7" draw:end-shape="id102" draw:end-glue-point="4" svg:d="m5234 14589-236 352" svg:viewBox="0 0 237 353">
          <text:p/>
        </draw:connector>
        <draw:connector draw:style-name="gr3" draw:text-style-name="P10" draw:layer="layout" draw:type="line" svg:x1="5.996cm" svg:y1="14.589cm" svg:x2="6.265cm" svg:y2="14.969cm" draw:start-shape="id104" draw:start-glue-point="9" draw:end-shape="id105" draw:end-glue-point="4" svg:d="m5996 14589 269 380" svg:viewBox="0 0 270 381">
          <text:p/>
        </draw:connector>
        <draw:custom-shape draw:style-name="gr2" draw:text-style-name="P9" xml:id="id105" draw:id="id105" draw:layer="layout" svg:width="1.076cm" svg:height="0.725cm" svg:x="5.727cm" svg:y="14.969cm">
          <text:p text:style-name="P4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4" draw:id="id104" draw:layer="layout" svg:width="1.076cm" svg:height="0.725cm" svg:x="5.077cm" svg:y="13.97cm">
          <text:p text:style-name="P4"><text:span text:style-name="T1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7" draw:id="id107" draw:layer="layout" svg:width="1.076cm" svg:height="0.725cm" svg:x="7.854cm" svg:y="18.859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8.661cm" svg:y1="18.48cm" svg:x2="8.392cm" svg:y2="18.859cm" draw:start-shape="id106" draw:start-glue-point="7" draw:end-shape="id107" draw:end-glue-point="4" svg:d="m8661 18480-269 379" svg:viewBox="0 0 270 380">
          <text:p/>
        </draw:connector>
        <draw:connector draw:style-name="gr3" draw:text-style-name="P10" draw:layer="layout" draw:type="line" svg:x1="9.423cm" svg:y1="18.48cm" svg:x2="9.692cm" svg:y2="18.86cm" draw:start-shape="id106" draw:start-glue-point="9" draw:end-shape="id108" draw:end-glue-point="4" svg:d="m9423 18480 269 380" svg:viewBox="0 0 270 381">
          <text:p/>
        </draw:connector>
        <draw:custom-shape draw:style-name="gr2" draw:text-style-name="P9" xml:id="id108" draw:id="id108" draw:layer="layout" svg:width="1.076cm" svg:height="0.725cm" svg:x="9.154cm" svg:y="18.86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6" draw:id="id106" draw:layer="layout" svg:width="1.076cm" svg:height="0.725cm" svg:x="8.504cm" svg:y="17.861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0" draw:id="id110" draw:layer="layout" svg:width="1.076cm" svg:height="0.725cm" svg:x="7.154cm" svg:y="17.86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7.961cm" svg:y1="17.481cm" svg:x2="7.692cm" svg:y2="17.86cm" draw:start-shape="id109" draw:start-glue-point="7" draw:end-shape="id110" draw:end-glue-point="4" svg:d="m7961 17481-269 379" svg:viewBox="0 0 270 380">
          <text:p/>
        </draw:connector>
        <draw:connector draw:style-name="gr3" draw:text-style-name="P10" draw:layer="layout" draw:type="line" svg:x1="8.723cm" svg:y1="17.481cm" svg:x2="8.992cm" svg:y2="17.861cm" draw:start-shape="id109" draw:start-glue-point="9" svg:d="m8723 17481 269 380" svg:viewBox="0 0 270 381">
          <text:p/>
        </draw:connector>
        <draw:custom-shape draw:style-name="gr2" draw:text-style-name="P9" xml:id="id109" draw:id="id109" draw:layer="layout" svg:width="1.076cm" svg:height="0.725cm" svg:x="7.804cm" svg:y="16.86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8.632cm" svg:y1="16.494cm" svg:x2="8.363cm" svg:y2="16.873cm" draw:start-shape="id111" draw:start-glue-point="7" svg:d="m8632 16494-269 379" svg:viewBox="0 0 270 380">
          <text:p/>
        </draw:connector>
        <draw:connector draw:style-name="gr3" draw:text-style-name="P10" draw:layer="layout" draw:type="line" svg:x1="9.394cm" svg:y1="16.494cm" svg:x2="9.663cm" svg:y2="16.874cm" draw:start-shape="id111" draw:start-glue-point="9" draw:end-shape="id112" draw:end-glue-point="4" svg:d="m9394 16494 269 380" svg:viewBox="0 0 270 381">
          <text:p/>
        </draw:connector>
        <draw:custom-shape draw:style-name="gr2" draw:text-style-name="P9" xml:id="id112" draw:id="id112" draw:layer="layout" svg:width="1.076cm" svg:height="0.725cm" svg:x="9.125cm" svg:y="16.874cm">
          <text:p text:style-name="P4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1" draw:id="id111" draw:layer="layout" svg:width="1.076cm" svg:height="0.725cm" svg:x="8.475cm" svg:y="15.875cm">
          <text:p text:style-name="P4"><text:span text:style-name="T12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4" draw:id="id114" draw:layer="layout" svg:width="1.076cm" svg:height="0.725cm" svg:x="22.12cm" svg:y="16.369cm">
          <text:p text:style-name="P4"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927cm" svg:y1="15.99cm" svg:x2="22.658cm" svg:y2="16.369cm" draw:start-shape="id113" draw:start-glue-point="7" draw:end-shape="id114" draw:end-glue-point="4" svg:d="m22927 15990-269 379" svg:viewBox="0 0 270 380">
          <text:p/>
        </draw:connector>
        <draw:connector draw:style-name="gr3" draw:text-style-name="P10" draw:layer="layout" draw:type="line" svg:x1="23.689cm" svg:y1="15.99cm" svg:x2="23.958cm" svg:y2="16.37cm" draw:start-shape="id113" draw:start-glue-point="9" draw:end-shape="id115" draw:end-glue-point="4" svg:d="m23689 15990 269 380" svg:viewBox="0 0 270 381">
          <text:p/>
        </draw:connector>
        <draw:custom-shape draw:style-name="gr2" draw:text-style-name="P9" xml:id="id115" draw:id="id115" draw:layer="layout" svg:width="1.076cm" svg:height="0.725cm" svg:x="23.42cm" svg:y="16.37cm">
          <text:p text:style-name="P4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3" draw:id="id113" draw:layer="layout" svg:width="1.076cm" svg:height="0.725cm" svg:x="22.77cm" svg:y="15.371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7" draw:id="id117" draw:layer="layout" svg:width="1.076cm" svg:height="0.725cm" svg:x="18.928cm" svg:y="19.363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9.735cm" svg:y1="18.984cm" svg:x2="19.466cm" svg:y2="19.363cm" draw:start-shape="id116" draw:start-glue-point="7" draw:end-shape="id117" draw:end-glue-point="4" svg:d="m19735 18984-269 379" svg:viewBox="0 0 270 380">
          <text:p/>
        </draw:connector>
        <draw:connector draw:style-name="gr3" draw:text-style-name="P10" draw:layer="layout" draw:type="line" svg:x1="20.497cm" svg:y1="18.984cm" svg:x2="20.766cm" svg:y2="19.364cm" draw:start-shape="id116" draw:start-glue-point="9" draw:end-shape="id118" draw:end-glue-point="4" svg:d="m20497 18984 269 380" svg:viewBox="0 0 270 381">
          <text:p/>
        </draw:connector>
        <draw:custom-shape draw:style-name="gr2" draw:text-style-name="P9" xml:id="id118" draw:id="id118" draw:layer="layout" svg:width="1.076cm" svg:height="0.725cm" svg:x="20.228cm" svg:y="19.364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6" draw:id="id116" draw:layer="layout" svg:width="1.076cm" svg:height="0.725cm" svg:x="19.578cm" svg:y="18.365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0.335cm" svg:y1="17.984cm" svg:x2="20.116cm" svg:y2="18.365cm" draw:start-shape="id119" draw:start-glue-point="7" draw:end-shape="id116" draw:end-glue-point="4" svg:d="m20335 17984-219 381" svg:viewBox="0 0 220 382">
          <text:p/>
        </draw:connector>
        <draw:connector draw:style-name="gr3" draw:text-style-name="P10" draw:layer="layout" draw:type="line" svg:x1="21.097cm" svg:y1="17.984cm" svg:x2="21.366cm" svg:y2="18.365cm" draw:start-shape="id119" draw:start-glue-point="9" draw:end-shape="id120" draw:end-glue-point="4" svg:d="m21097 17984 269 381" svg:viewBox="0 0 270 382">
          <text:p/>
        </draw:connector>
        <draw:custom-shape draw:style-name="gr2" draw:text-style-name="P9" xml:id="id120" draw:id="id120" draw:layer="layout" svg:width="1.076cm" svg:height="0.725cm" svg:x="20.828cm" svg:y="18.365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9" draw:id="id119" draw:layer="layout" svg:width="1.076cm" svg:height="0.725cm" svg:x="20.178cm" svg:y="17.365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2" draw:id="id122" draw:layer="layout" svg:width="1.076cm" svg:height="0.725cm" svg:x="18.81cm" svg:y="17.34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9.617cm" svg:y1="16.961cm" svg:x2="19.348cm" svg:y2="17.34cm" draw:start-shape="id121" draw:start-glue-point="7" draw:end-shape="id122" draw:end-glue-point="4" svg:d="m19617 16961-269 379" svg:viewBox="0 0 270 380">
          <text:p/>
        </draw:connector>
        <draw:connector draw:style-name="gr3" draw:text-style-name="P10" draw:layer="layout" draw:type="line" svg:x1="20.379cm" svg:y1="16.961cm" svg:x2="20.648cm" svg:y2="17.341cm" draw:start-shape="id121" draw:start-glue-point="9" svg:d="m20379 16961 269 380" svg:viewBox="0 0 270 381">
          <text:p/>
        </draw:connector>
        <draw:custom-shape draw:style-name="gr2" draw:text-style-name="P9" xml:id="id121" draw:id="id121" draw:layer="layout" svg:width="1.076cm" svg:height="0.725cm" svg:x="19.46cm" svg:y="16.34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0.234cm" svg:y1="15.99cm" svg:x2="19.998cm" svg:y2="16.342cm" draw:start-shape="id123" draw:start-glue-point="7" draw:end-shape="id121" draw:end-glue-point="4" svg:d="m20234 15990-236 352" svg:viewBox="0 0 237 353">
          <text:p/>
        </draw:connector>
        <draw:connector draw:style-name="gr3" draw:text-style-name="P10" draw:layer="layout" draw:type="line" svg:x1="20.996cm" svg:y1="15.99cm" svg:x2="21.265cm" svg:y2="16.37cm" draw:start-shape="id123" draw:start-glue-point="9" draw:end-shape="id124" draw:end-glue-point="4" svg:d="m20996 15990 269 380" svg:viewBox="0 0 270 381">
          <text:p/>
        </draw:connector>
        <draw:custom-shape draw:style-name="gr2" draw:text-style-name="P9" xml:id="id124" draw:id="id124" draw:layer="layout" svg:width="1.076cm" svg:height="0.725cm" svg:x="20.727cm" svg:y="16.37cm">
          <text:p text:style-name="P4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3" draw:id="id123" draw:layer="layout" svg:width="1.076cm" svg:height="0.725cm" svg:x="20.077cm" svg:y="15.371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6" draw:id="id126" draw:layer="layout" svg:width="1.076cm" svg:height="0.725cm" svg:x="16.075cm" svg:y="17.489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6.882cm" svg:y1="17.11cm" svg:x2="16.613cm" svg:y2="17.489cm" draw:start-shape="id125" draw:start-glue-point="7" draw:end-shape="id126" draw:end-glue-point="4" svg:d="m16882 17110-269 379" svg:viewBox="0 0 270 380">
          <text:p/>
        </draw:connector>
        <draw:connector draw:style-name="gr3" draw:text-style-name="P10" draw:layer="layout" draw:type="line" svg:x1="17.644cm" svg:y1="17.11cm" svg:x2="17.913cm" svg:y2="17.49cm" draw:start-shape="id125" draw:start-glue-point="9" draw:end-shape="id127" draw:end-glue-point="4" svg:d="m17644 17110 269 380" svg:viewBox="0 0 270 381">
          <text:p/>
        </draw:connector>
        <draw:custom-shape draw:style-name="gr2" draw:text-style-name="P9" xml:id="id127" draw:id="id127" draw:layer="layout" svg:width="1.076cm" svg:height="0.725cm" svg:x="17.375cm" svg:y="17.49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5" draw:id="id125" draw:layer="layout" svg:width="1.076cm" svg:height="0.725cm" svg:x="16.725cm" svg:y="16.491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9" draw:id="id129" draw:layer="layout" svg:width="1.076cm" svg:height="0.725cm" svg:x="15.375cm" svg:y="16.49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6.182cm" svg:y1="16.111cm" svg:x2="15.913cm" svg:y2="16.49cm" draw:start-shape="id128" draw:start-glue-point="7" draw:end-shape="id129" draw:end-glue-point="4" svg:d="m16182 16111-269 379" svg:viewBox="0 0 270 380">
          <text:p/>
        </draw:connector>
        <draw:connector draw:style-name="gr3" draw:text-style-name="P10" draw:layer="layout" draw:type="line" svg:x1="16.944cm" svg:y1="16.111cm" svg:x2="17.213cm" svg:y2="16.491cm" draw:start-shape="id128" draw:start-glue-point="9" svg:d="m16944 16111 269 380" svg:viewBox="0 0 270 381">
          <text:p/>
        </draw:connector>
        <draw:custom-shape draw:style-name="gr2" draw:text-style-name="P9" xml:id="id128" draw:id="id128" draw:layer="layout" svg:width="1.076cm" svg:height="0.725cm" svg:x="16.025cm" svg:y="15.49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6.853cm" svg:y1="15.124cm" svg:x2="16.584cm" svg:y2="15.503cm" draw:start-shape="id130" draw:start-glue-point="7" svg:d="m16853 15124-269 379" svg:viewBox="0 0 270 380">
          <text:p/>
        </draw:connector>
        <draw:connector draw:style-name="gr3" draw:text-style-name="P10" draw:layer="layout" draw:type="line" svg:x1="17.615cm" svg:y1="15.124cm" svg:x2="17.884cm" svg:y2="15.504cm" draw:start-shape="id130" draw:start-glue-point="9" draw:end-shape="id131" draw:end-glue-point="4" svg:d="m17615 15124 269 380" svg:viewBox="0 0 270 381">
          <text:p/>
        </draw:connector>
        <draw:custom-shape draw:style-name="gr2" draw:text-style-name="P9" xml:id="id131" draw:id="id131" draw:layer="layout" svg:width="1.076cm" svg:height="0.725cm" svg:x="17.346cm" svg:y="15.504cm">
          <text:p text:style-name="P4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30" draw:id="id130" draw:layer="layout" svg:width="1.076cm" svg:height="0.725cm" svg:x="16.696cm" svg:y="14.505cm">
          <text:p text:style-name="P4"><text:span text:style-name="T12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1.624cm" svg:y1="15.024cm" svg:x2="20.996cm" svg:y2="15.477cm" draw:start-shape="id132" draw:start-glue-point="7" draw:end-shape="id123" draw:end-glue-point="11" svg:d="m21624 15024-628 453" svg:viewBox="0 0 629 454">
          <text:p/>
        </draw:connector>
        <draw:connector draw:style-name="gr3" draw:text-style-name="P10" draw:layer="layout" draw:type="line" svg:x1="22.386cm" svg:y1="15.024cm" svg:x2="22.927cm" svg:y2="15.477cm" draw:start-shape="id132" draw:start-glue-point="9" draw:end-shape="id113" draw:end-glue-point="5" svg:d="m22386 15024 541 453" svg:viewBox="0 0 542 454">
          <text:p/>
        </draw:connector>
        <draw:custom-shape draw:style-name="gr2" draw:text-style-name="P9" xml:id="id132" draw:id="id132" draw:layer="layout" svg:width="1.076cm" svg:height="0.725cm" svg:x="21.467cm" svg:y="14.405cm">
          <text:p text:style-name="P4"><text:span text:style-name="T12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3: solutions #3, cont.</text:p>
          </draw:text-box>
        </draw:frame>
        <draw:frame presentation:style-name="pr12" draw:layer="layout" svg:width="19.883cm" svg:height="15.783cm" svg:x="1.072cm" svg:y="3.175cm" presentation:class="outline" presentation:user-transformed="true">
          <draw:text-box>
            <text:list text:style-name="L2">
              <text:list-item>
                <text:p><text:span text:style-name="T6">[2]</text:span><text:span text:style-name="T1"> </text:span><text:span text:style-name="T4">Encode</text:span><text:span text:style-name="T1"> the string </text:span><text:span text:style-name="T2">HEADACHE</text:span></text:p>
                <text:list>
                  <text:list-item>
                    <text:p><text:span text:style-name="T1">101 01 111 000 111 1000 101 01</text:span></text:p>
                  </text:list-item>
                </text:list>
              </text:list-item>
              <text:list-item>
                <text:p><text:span text:style-name="T5">[2]</text:span><text:span text:style-name="T1"> </text:span><text:span text:style-name="T4">Decode</text:span><text:span text:style-name="T1"> the bitstream </text:span><text:span text:style-name="T2">10001011111101000111001001</text:span></text:p>
                <text:list>
                  <text:list-item>
                    <text:p><text:span text:style-name="T1">CHAICAFE</text:span></text:p>
                  </text:list-item>
                </text:list>
              </text:list-item>
              <text:list-item>
                <text:p><text:span text:style-name="T5">[4]</text:span><text:span text:style-name="T1"> On a </text:span><text:span text:style-name="T2">1000</text:span><text:span text:style-name="T1">-symbol text, what is</text:span><text:span text:style-name="T1"><text:line-break/></text:span><text:span text:style-name="T1">the </text:span><text:span text:style-name="T4">compression ratio</text:span><text:span text:style-name="T1">?</text:span></text:p>
                <text:list>
                  <text:list-item>
                    <text:p><text:span text:style-name="T4">Huffman</text:span><text:span text:style-name="T1">: A:</text:span><text:span text:style-name="T2">160</text:span><text:span text:style-name="T1">*3 bits, B:</text:span><text:span text:style-name="T2">40</text:span><text:span text:style-name="T1">*5, C:</text:span><text:span text:style-name="T2">60</text:span><text:span text:style-name="T1">*4, D:</text:span><text:span text:style-name="T2">80</text:span><text:span text:style-name="T1">*3, E:</text:span><text:span text:style-name="T2">260</text:span><text:span text:style-name="T1">*2, F:</text:span><text:span text:style-name="T2">40</text:span><text:span text:style-name="T1">*4, G:</text:span><text:span text:style-name="T2">50</text:span><text:span text:style-name="T1">*4, H:</text:span><text:span text:style-name="T2">140</text:span><text:span text:style-name="T1">*3, I:</text:span><text:span text:style-name="T2">140</text:span><text:span text:style-name="T8">*3, J:</text:span><text:span text:style-name="T2">10</text:span><text:span text:style-name="T8">*6, K:</text:span><text:span text:style-name="T2">20</text:span><text:span text:style-name="T8">*6</text:span></text:p>
                    <text:list>
                      <text:list-item>
                        <text:p><text:span text:style-name="T8">Total:</text:span><text:span text:style-name="T2"> 3060 bits</text:span></text:p>
                      </text:list-item>
                    </text:list>
                  </text:list-item>
                  <text:list-item>
                    <text:p><text:span text:style-name="T4">Fixed</text:span><text:span text:style-name="T8"> length: 1000*4bits = </text:span><text:span text:style-name="T2">4000</text:span></text:p>
                  </text:list-item>
                  <text:list-item>
                    <text:p><text:span text:style-name="T4">Compression</text:span><text:span text:style-name="T8">: 3060/4000 = </text:span><text:span text:style-name="T2">76.5%</text:span></text:p>
                  </text:list-item>
                </text:list>
              </text:list-item>
            </text:list>
          </draw:text-box>
        </draw:frame>
        <draw:custom-shape draw:style-name="gr2" draw:text-style-name="P9" xml:id="id134" draw:id="id134" draw:layer="layout" svg:width="1.076cm" svg:height="0.725cm" svg:x="24.525cm" svg:y="9.584cm">
          <text:p text:style-name="P4"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5.332cm" svg:y1="9.205cm" svg:x2="25.063cm" svg:y2="9.584cm" draw:start-shape="id133" draw:start-glue-point="7" draw:end-shape="id134" draw:end-glue-point="4" svg:d="m25332 9205-269 379" svg:viewBox="0 0 270 380">
          <text:p/>
        </draw:connector>
        <draw:connector draw:style-name="gr3" draw:text-style-name="P10" draw:layer="layout" draw:type="line" svg:x1="26.094cm" svg:y1="9.205cm" svg:x2="26.363cm" svg:y2="9.585cm" draw:start-shape="id133" draw:start-glue-point="9" draw:end-shape="id135" draw:end-glue-point="4" svg:d="m26094 9205 269 380" svg:viewBox="0 0 270 381">
          <text:p/>
        </draw:connector>
        <draw:custom-shape draw:style-name="gr2" draw:text-style-name="P9" xml:id="id135" draw:id="id135" draw:layer="layout" svg:width="1.076cm" svg:height="0.725cm" svg:x="25.825cm" svg:y="9.585cm">
          <text:p text:style-name="P4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33" draw:id="id133" draw:layer="layout" svg:width="1.076cm" svg:height="0.725cm" svg:x="25.175cm" svg:y="8.586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37" draw:id="id137" draw:layer="layout" svg:width="1.076cm" svg:height="0.725cm" svg:x="21.333cm" svg:y="12.578cm">
          <text:p text:style-name="P4"><text:span text:style-name="T1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14cm" svg:y1="12.199cm" svg:x2="21.871cm" svg:y2="12.578cm" draw:start-shape="id136" draw:start-glue-point="7" draw:end-shape="id137" draw:end-glue-point="4" svg:d="m22140 12199-269 379" svg:viewBox="0 0 270 380">
          <text:p/>
        </draw:connector>
        <draw:connector draw:style-name="gr3" draw:text-style-name="P10" draw:layer="layout" draw:type="line" svg:x1="22.902cm" svg:y1="12.199cm" svg:x2="23.171cm" svg:y2="12.579cm" draw:start-shape="id136" draw:start-glue-point="9" draw:end-shape="id138" draw:end-glue-point="4" svg:d="m22902 12199 269 380" svg:viewBox="0 0 270 381">
          <text:p/>
        </draw:connector>
        <draw:custom-shape draw:style-name="gr2" draw:text-style-name="P9" xml:id="id138" draw:id="id138" draw:layer="layout" svg:width="1.076cm" svg:height="0.725cm" svg:x="22.633cm" svg:y="12.579cm">
          <text:p text:style-name="P4"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36" draw:id="id136" draw:layer="layout" svg:width="1.076cm" svg:height="0.725cm" svg:x="21.983cm" svg:y="11.58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74cm" svg:y1="11.199cm" svg:x2="22.521cm" svg:y2="11.58cm" draw:start-shape="id139" draw:start-glue-point="7" draw:end-shape="id136" draw:end-glue-point="4" svg:d="m22740 11199-219 381" svg:viewBox="0 0 220 382">
          <text:p/>
        </draw:connector>
        <draw:connector draw:style-name="gr3" draw:text-style-name="P10" draw:layer="layout" draw:type="line" svg:x1="23.502cm" svg:y1="11.199cm" svg:x2="23.771cm" svg:y2="11.58cm" draw:start-shape="id139" draw:start-glue-point="9" draw:end-shape="id140" draw:end-glue-point="4" svg:d="m23502 11199 269 381" svg:viewBox="0 0 270 382">
          <text:p/>
        </draw:connector>
        <draw:custom-shape draw:style-name="gr2" draw:text-style-name="P9" xml:id="id140" draw:id="id140" draw:layer="layout" svg:width="1.076cm" svg:height="0.725cm" svg:x="23.233cm" svg:y="11.58cm">
          <text:p text:style-name="P4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39" draw:id="id139" draw:layer="layout" svg:width="1.076cm" svg:height="0.725cm" svg:x="22.583cm" svg:y="10.58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42" draw:id="id142" draw:layer="layout" svg:width="1.076cm" svg:height="0.725cm" svg:x="21.215cm" svg:y="10.555cm">
          <text:p text:style-name="P4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022cm" svg:y1="10.176cm" svg:x2="21.753cm" svg:y2="10.555cm" draw:start-shape="id141" draw:start-glue-point="7" draw:end-shape="id142" draw:end-glue-point="4" svg:d="m22022 10176-269 379" svg:viewBox="0 0 270 380">
          <text:p/>
        </draw:connector>
        <draw:connector draw:style-name="gr3" draw:text-style-name="P10" draw:layer="layout" draw:type="line" svg:x1="22.784cm" svg:y1="10.176cm" svg:x2="23.053cm" svg:y2="10.556cm" draw:start-shape="id141" draw:start-glue-point="9" svg:d="m22784 10176 269 380" svg:viewBox="0 0 270 381">
          <text:p/>
        </draw:connector>
        <draw:custom-shape draw:style-name="gr2" draw:text-style-name="P9" xml:id="id141" draw:id="id141" draw:layer="layout" svg:width="1.076cm" svg:height="0.725cm" svg:x="21.865cm" svg:y="9.557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2.639cm" svg:y1="9.205cm" svg:x2="22.403cm" svg:y2="9.557cm" draw:start-shape="id143" draw:start-glue-point="7" draw:end-shape="id141" draw:end-glue-point="4" svg:d="m22639 9205-236 352" svg:viewBox="0 0 237 353">
          <text:p/>
        </draw:connector>
        <draw:connector draw:style-name="gr3" draw:text-style-name="P10" draw:layer="layout" draw:type="line" svg:x1="23.401cm" svg:y1="9.205cm" svg:x2="23.67cm" svg:y2="9.585cm" draw:start-shape="id143" draw:start-glue-point="9" draw:end-shape="id144" draw:end-glue-point="4" svg:d="m23401 9205 269 380" svg:viewBox="0 0 270 381">
          <text:p/>
        </draw:connector>
        <draw:custom-shape draw:style-name="gr2" draw:text-style-name="P9" xml:id="id144" draw:id="id144" draw:layer="layout" svg:width="1.076cm" svg:height="0.725cm" svg:x="23.132cm" svg:y="9.585cm">
          <text:p text:style-name="P4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43" draw:id="id143" draw:layer="layout" svg:width="1.076cm" svg:height="0.725cm" svg:x="22.482cm" svg:y="8.586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46" draw:id="id146" draw:layer="layout" svg:width="1.076cm" svg:height="0.725cm" svg:x="18.48cm" svg:y="10.704cm">
          <text:p text:style-name="P4"><text:span text:style-name="T1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9.287cm" svg:y1="10.325cm" svg:x2="19.018cm" svg:y2="10.704cm" draw:start-shape="id145" draw:start-glue-point="7" draw:end-shape="id146" draw:end-glue-point="4" svg:d="m19287 10325-269 379" svg:viewBox="0 0 270 380">
          <text:p/>
        </draw:connector>
        <draw:connector draw:style-name="gr3" draw:text-style-name="P10" draw:layer="layout" draw:type="line" svg:x1="20.049cm" svg:y1="10.325cm" svg:x2="20.318cm" svg:y2="10.705cm" draw:start-shape="id145" draw:start-glue-point="9" draw:end-shape="id147" draw:end-glue-point="4" svg:d="m20049 10325 269 380" svg:viewBox="0 0 270 381">
          <text:p/>
        </draw:connector>
        <draw:custom-shape draw:style-name="gr2" draw:text-style-name="P9" xml:id="id147" draw:id="id147" draw:layer="layout" svg:width="1.076cm" svg:height="0.725cm" svg:x="19.78cm" svg:y="10.705cm">
          <text:p text:style-name="P4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45" draw:id="id145" draw:layer="layout" svg:width="1.076cm" svg:height="0.725cm" svg:x="19.13cm" svg:y="9.706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49" draw:id="id149" draw:layer="layout" svg:width="1.076cm" svg:height="0.725cm" svg:x="17.78cm" svg:y="9.705cm">
          <text:p text:style-name="P4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8.587cm" svg:y1="9.326cm" svg:x2="18.318cm" svg:y2="9.705cm" draw:start-shape="id148" draw:start-glue-point="7" draw:end-shape="id149" draw:end-glue-point="4" svg:d="m18587 9326-269 379" svg:viewBox="0 0 270 380">
          <text:p/>
        </draw:connector>
        <draw:connector draw:style-name="gr3" draw:text-style-name="P10" draw:layer="layout" draw:type="line" svg:x1="19.349cm" svg:y1="9.326cm" svg:x2="19.618cm" svg:y2="9.706cm" draw:start-shape="id148" draw:start-glue-point="9" svg:d="m19349 9326 269 380" svg:viewBox="0 0 270 381">
          <text:p/>
        </draw:connector>
        <draw:custom-shape draw:style-name="gr2" draw:text-style-name="P9" xml:id="id148" draw:id="id148" draw:layer="layout" svg:width="1.076cm" svg:height="0.725cm" svg:x="18.43cm" svg:y="8.707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9.258cm" svg:y1="8.339cm" svg:x2="18.989cm" svg:y2="8.718cm" draw:start-shape="id150" draw:start-glue-point="7" svg:d="m19258 8339-269 379" svg:viewBox="0 0 270 380">
          <text:p/>
        </draw:connector>
        <draw:connector draw:style-name="gr3" draw:text-style-name="P10" draw:layer="layout" draw:type="line" svg:x1="20.02cm" svg:y1="8.339cm" svg:x2="20.289cm" svg:y2="8.719cm" draw:start-shape="id150" draw:start-glue-point="9" draw:end-shape="id151" draw:end-glue-point="4" svg:d="m20020 8339 269 380" svg:viewBox="0 0 270 381">
          <text:p/>
        </draw:connector>
        <draw:custom-shape draw:style-name="gr2" draw:text-style-name="P9" xml:id="id151" draw:id="id151" draw:layer="layout" svg:width="1.076cm" svg:height="0.725cm" svg:x="19.751cm" svg:y="8.719cm">
          <text:p text:style-name="P4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50" draw:id="id150" draw:layer="layout" svg:width="1.076cm" svg:height="0.725cm" svg:x="19.101cm" svg:y="7.7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4.029cm" svg:y1="8.239cm" svg:x2="23.401cm" svg:y2="8.692cm" draw:start-shape="id152" draw:start-glue-point="7" draw:end-shape="id143" draw:end-glue-point="11" svg:d="m24029 8239-628 453" svg:viewBox="0 0 629 454">
          <text:p/>
        </draw:connector>
        <draw:connector draw:style-name="gr3" draw:text-style-name="P10" draw:layer="layout" draw:type="line" svg:x1="24.791cm" svg:y1="8.239cm" svg:x2="25.332cm" svg:y2="8.692cm" draw:start-shape="id152" draw:start-glue-point="9" draw:end-shape="id133" draw:end-glue-point="5" svg:d="m24791 8239 541 453" svg:viewBox="0 0 542 454">
          <text:p/>
        </draw:connector>
        <draw:custom-shape draw:style-name="gr2" draw:text-style-name="P9" xml:id="id152" draw:id="id152" draw:layer="layout" svg:width="1.076cm" svg:height="0.725cm" svg:x="23.872cm" svg:y="7.62cm">
          <text:p text:style-name="P4"><text:span text:style-name="T1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21.583cm" svg:y1="7.167cm" svg:x2="20.02cm" svg:y2="7.826cm" draw:start-shape="id153" draw:start-glue-point="7" draw:end-shape="id150" draw:end-glue-point="11" svg:d="m21583 7167-1563 659" svg:viewBox="0 0 1564 660">
          <text:p/>
        </draw:connector>
        <draw:connector draw:style-name="gr3" draw:text-style-name="P10" draw:layer="layout" draw:type="line" svg:x1="22.345cm" svg:y1="7.167cm" svg:x2="24.029cm" svg:y2="7.726cm" draw:start-shape="id153" draw:start-glue-point="9" draw:end-shape="id152" draw:end-glue-point="5" svg:d="m22345 7167 1684 559" svg:viewBox="0 0 1685 560">
          <text:p/>
        </draw:connector>
        <draw:custom-shape draw:style-name="gr2" draw:text-style-name="P9" xml:id="id153" draw:id="id153" draw:layer="layout" svg:width="1.076cm" svg:height="0.725cm" svg:x="21.426cm" svg:y="6.548cm">
          <text:p text:style-name="P4"><text:span text:style-name="T12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16pt" fo:font-style="normal" fo:text-shadow="1pt 1pt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family="'Lucida Sans'" style:font-style-name="Regular" style:font-pitch="variable" fo:font-size="28pt" fo:font-style="normal" fo:text-shadow="1pt 1pt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bold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10-12-06T13:22:16</meta:creation-date>
    <dc:language>en-US</dc:language>
    <meta:editing-cycles>354</meta:editing-cycles>
    <meta:editing-duration>P11DT23H56M3S</meta:editing-duration>
    <meta:initial-creator>sean ho</meta:initial-creator>
    <dc:date>2013-12-02T23:23:29.115155537</dc:date>
    <dc:creator>Sean Ho</dc:creator>
    <meta:document-statistic meta:object-count="4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